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content.xml"/>
  <manifest:file-entry manifest:media-type="application/binary" manifest:full-path="layout-cache"/>
  <manifest:file-entry manifest:media-type="text/xml" manifest:full-path="meta.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text/xml" manifest:full-path="Object 11/styles.xml"/>
  <manifest:file-entry manifest:media-type="application/vnd.oasis.opendocument.spreadsheet" manifest:version="1.2" manifest:full-path="Object 11/"/>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text/xml" manifest:full-path="settings.xml"/>
  <manifest:file-entry manifest:media-type="image/png" manifest:full-path="Thumbnails/thumbnail.png"/>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text/xml" manifest:full-path="Object 21/styles.xml"/>
  <manifest:file-entry manifest:media-type="application/vnd.oasis.opendocument.spreadsheet" manifest:version="1.2" manifest:full-path="Object 21/"/>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Wingdings" svg:font-family="Wingdings" style:font-pitch="variable" style:font-charset="x-symbol"/>
    <style:font-face style:name="Arial" svg:font-family="Arial"/>
    <style:font-face style:name="Tahoma1" svg:font-family="Tahoma"/>
    <style:font-face style:name="Courier New1" svg:font-family="'Courier New'" style:font-family-generic="modern"/>
    <style:font-face style:name="Arial2" svg:font-family="Arial" style:font-family-generic="swiss"/>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automatic-styles>
    <style:style style:name="P1" style:family="paragraph" style:parent-style-name="Standard">
      <style:text-properties fo:font-size="6pt" style:font-size-asian="6pt" style:font-size-complex="6pt"/>
    </style:style>
    <style:style style:name="P2" style:family="paragraph" style:parent-style-name="Text_20_body" style:list-style-name="Hierarchical_20_-_20_1_2c__20_a_2c__20_i_2c__20_etc."/>
    <style:style style:name="T1" style:family="text">
      <style:text-properties style:font-name="Arial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style:font-name="Wingdings" style:font-name-asian="Wingdings" style:font-name-complex="Wingdings"/>
    </style:style>
    <style:style style:name="T7" style:family="text">
      <style:text-properties style:font-name="OpenSymbol"/>
    </style:style>
    <style:style style:name="T8" style:family="text">
      <style:text-properties style:font-name="OpenSymbol" style:font-name-asian="OpenSymbol" style:font-name-complex="OpenSymbol"/>
    </style:style>
    <style:style style:name="T9" style:family="text">
      <style:text-properties style:font-name="Arial2"/>
    </style:style>
    <style:style style:name="T10" style:family="text"/>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mm" fo:margin-right="2.54mm" style:editable="false">
        <style:columns fo:column-count="5" fo:column-gap="0mm">
          <style:column style:rel-width="13107*" fo:start-indent="0mm" fo:end-indent="0mm"/>
          <style:column style:rel-width="13107*" fo:start-indent="0mm" fo:end-indent="0mm"/>
          <style:column style:rel-width="13107*" fo:start-indent="0mm" fo:end-indent="0mm"/>
          <style:column style:rel-width="13107*" fo:start-indent="0mm" fo:end-indent="0mm"/>
          <style:column style:rel-width="13107*" fo:start-indent="0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seq.py</text:p>
      <text:p text:style-name="Subtitle"><text:a xlink:type="simple" xlink:href="mailto:someonesdad1@gmail.com" text:style-name="Internet_20_link" text:visited-style-name="Visited_20_Internet_20_Link">someonesdad1@gmail.com</text:a> <text:s/>20 Nov 2012</text:p>
      <text:p text:style-name="Text_20_body"/>
      <text:p text:style-name="Text_20_body"/>
      <text:p text:style-name="Text_20_body">This document describes the uses of the <text:span text:style-name="Code">fseq.py</text:span> python script in the <text:span text:style-name="Code">fseq.zip</text:span> package from <text:a xlink:type="simple" xlink:href="https://someonesdad1.github.io/hobbyutil/project_list.html" text:style-name="Internet_20_link" text:visited-style-name="Visited_20_Internet_20_Link">https://someonesdad1.github.io/hobbyutil/project_list.html</text:a>. <text:s/>The zip package includes two other python scripts needed (copy the scripts to somewhere in your PYTHONPATH). <text:s/>You'll also need to download and install <text:a xlink:type="simple" xlink:href="http://numpy.scipy.org/" text:style-name="Internet_20_link" text:visited-style-name="Visited_20_Internet_20_Link">numpy</text:a>. <text:s/>Since the <text:span text:style-name="Code">fseq.py</text:span> module uses the python <text:span text:style-name="Code">fractions</text:span> module, you'll need to be using at least python 2.6.</text:p>
      <text:p text:style-name="Text_20_body">In a nutshell, the <text:span text:style-name="Code">fseq.py</text:span> script generates arithmetic and geometric sequences, sequences of random numbers, and calculates the CDFs and PDFs of selected statistical distributions. <text:s/>This makes it a general-purpose tool that I use in a console window. <text:s/>It originally started out as a simple C program to generate integer sequences, but I have added many features, so now there are a substantial number of command line options. <text:s/>This document tries to both explain the options and give examples of the use of the script.</text:p>
      <text:p text:style-name="Text_20_body"><text:span text:style-name="Code">fseq.py</text:span> was written and tested on python 2.6.5 and should work on python 2.7. <text:s/>It should be a minor effort to port it to python 3.</text:p>
      <text:p text:style-name="Text_20_body">In the following document, a command line for the <text:span text:style-name="Code">fseq.py</text:span> script will be shown as </text:p>
      <text:p text:style-name="Code_20_end">python fseq.py n [m [inc]]</text:p>
      <text:p text:style-name="Text_20_body">and the output of such a command (or other script) script will be indicated by:</text:p>
      <text:p text:style-name="Output_20_end">1 2 3 4 5 </text:p>
      <text:p text:style-name="Text_20_body">I will illustrate material in the text assuming one is at a UNIX-style command line with the usual UNIX utilities. </text:p>
      <text:p text:style-name="Text_20_body"><text:span text:style-name="T5">Important note</text:span>: <text:s/>the output of floating point numbers by the <text:span text:style-name="Code">fseq.py</text:span> module is controlled by the <text:span text:style-name="Code">sig.py</text:span> module. <text:s/>The script tries to figure out how many significant figures to use, but it's not always successful. <text:s/>If this is not sufficient for your needs, use the <text:span text:style-name="Code">-d</text:span> option to increase the number of significant figures or supply a formatting string.</text:p>
      <text:p text:style-name="Text_20_body">In this document, <text:span text:style-name="Code">log</text:span> means the base 10 logarithm and <text:span text:style-name="Code">ln</text:span> means the natural logarithm.</text:p>
      <text:h text:style-name="Heading_20_1" text:outline-level="1">Sequences</text:h>
      <text:p text:style-name="Text_20_body">The primary purpose of <text:span text:style-name="Code">fseq.py</text:span> is to generate arithmetic sequences. <text:s/>This is done with command lines like</text:p>
      <text:p text:style-name="Code_20_end">python fseq.py n [m [inc]]</text:p>
      <text:p text:style-name="Text_20_body">where <text:span text:style-name="Code">n</text:span>, <text:span text:style-name="Code">m</text:span>, and <text:span text:style-name="Code">inc</text:span> are integers, floating point numbers, or python expressions that evaluate to these numbers. <text:s/>The sequence produced has the <text:span text:style-name="T2">k</text:span>th element</text:p>
      <text:p text:style-name="Equation"><draw:frame draw:style-name="fr2" draw:name="Object14" text:anchor-type="as-char" svg:width="22.98mm" svg:height="4.94mm" draw:z-index="10"><draw:object xlink:href="./Object 14" xlink:type="simple" xlink:show="embed" xlink:actuate="onLoad"/><draw:image xlink:href="./ObjectReplacements/Object 14" xlink:type="simple" xlink:show="embed" xlink:actuate="onLoad"/></draw:frame></text:p>
      <text:p text:style-name="Text_20_body">where <draw:frame draw:style-name="fr3" draw:name="Object16" text:anchor-type="as-char" svg:y="-3.56mm" svg:width="24.99mm" svg:height="4.34mm" draw:z-index="12"><draw:object xlink:href="./Object 16" xlink:type="simple" xlink:show="embed" xlink:actuate="onLoad"/><draw:image xlink:href="./ObjectReplacements/Object 16" xlink:type="simple" xlink:show="embed" xlink:actuate="onLoad"/></draw:frame> and where <text:span text:style-name="T2">j</text:span><text:span text:style-name="T3"> is such to make the term </text:span><text:span text:style-name="T3"><draw:frame draw:style-name="fr3" draw:name="Object15" text:anchor-type="as-char" svg:y="-3.67mm" svg:width="12.05mm" svg:height="4.94mm" draw:z-index="13"><draw:object xlink:href="./Object 15" xlink:type="simple" xlink:show="embed" xlink:actuate="onLoad"/><draw:image xlink:href="./ObjectReplacements/Object 15" xlink:type="simple" xlink:show="embed" xlink:actuate="onLoad"/></draw:frame></text:span><text:span text:style-name="T3">, in which case the sequence terminates. <text:s/>The absolute value of the increment </text:span><text:span text:style-name="Code"><text:span text:style-name="T3">inc</text:span></text:span> is taken; the sequence counts up if <draw:frame draw:style-name="fr2" draw:name="Object17" text:anchor-type="as-char" svg:width="10.35mm" svg:height="4.32mm" draw:z-index="14"><draw:object xlink:href="./Object 17" xlink:type="simple" xlink:show="embed" xlink:actuate="onLoad"/><draw:image xlink:href="./ObjectReplacements/Object 17" xlink:type="simple" xlink:show="embed" xlink:actuate="onLoad"/></draw:frame> and counts down if <draw:frame draw:style-name="fr2" draw:name="Object32" text:anchor-type="as-char" svg:width="10.37mm" svg:height="4.34mm" draw:z-index="15"><draw:object xlink:href="./Object 32" xlink:type="simple" xlink:show="embed" xlink:actuate="onLoad"/><draw:image xlink:href="./ObjectReplacements/Object 32" xlink:type="simple" xlink:show="embed" xlink:actuate="onLoad"/><svg:desc>formula</svg:desc></draw:frame>. <text:s/><text:span text:style-name="Code">n</text:span> must not be equal to <text:span text:style-name="Code">m</text:span>.</text:p>
      <text:p text:style-name="Text_20_body">If <text:span text:style-name="Code">n</text:span> is the only number given on the command line, then the script outputs integers starting at 1 and incrementing by 1 until the integer is greater than <text:span text:style-name="Code">n</text:span>. <text:s/>Thus, </text:p>
      <text:p text:style-name="Code_20_end">python fseq.py 5.5</text:p>
      <text:p text:style-name="Text_20_body">results in</text:p>
      <text:p text:style-name="Output"><text:soft-page-break/>1</text:p>
      <text:p text:style-name="Output">2</text:p>
      <text:p text:style-name="Output">3</text:p>
      <text:p text:style-name="Output">4</text:p>
      <text:p text:style-name="Output_20_end">5</text:p>
      <text:p text:style-name="Text_20_body">From here on, I'll use the <text:span text:style-name="Code">-t</text:span> option of <text:span text:style-name="Code">fseq.py</text:span>; this option outputs the "transpose" by putting the numbers all on one line. <text:s/>Thus,</text:p>
      <text:p text:style-name="Code_20_end">python fseq.py -t 5.5</text:p>
      <text:p text:style-name="Text_20_body">results in</text:p>
      <text:p text:style-name="Output_20_end">1 2 3 4 5</text:p>
      <text:p text:style-name="Text_20_body">The second form of use is <text:span text:style-name="Code">fseq.py n m</text:span>. <text:s/>The number <text:span text:style-name="Code">m</text:span> is the stopping point of the sequence and the increment is 1. <text:s/>Thus</text:p>
      <text:p text:style-name="Code_20_end">python fseq.py -t 2 5.5</text:p>
      <text:p text:style-name="Text_20_body">results in</text:p>
      <text:p text:style-name="Output_20_end">2 3 4 5</text:p>
      <text:p text:style-name="Text_20_body">The final form <text:s/><text:span text:style-name="Code">fseq.py n m inc</text:span> lets you specify the increment. <text:s/>For example, </text:p>
      <text:p text:style-name="Code_20_end">python fseq.py -t 2 55 7</text:p>
      <text:p text:style-name="Text_20_body">results in</text:p>
      <text:p text:style-name="Output_20_end">2 9 16 23 30 37 44 51</text:p>
      <text:p text:style-name="Text_20_body">The output of the script will be integers if the three input numbers are integers; otherwise, the output will be floating point. <text:s/>For floating point output, if a number <text:span text:style-name="Code">x</text:span> is such that <text:span text:style-name="Code">x == int(x)</text:span>, then the integer will be output. <text:s/>If you want near-integers converted to integers, use the <text:span text:style-name="Code">-i</text:span> option (use the <text:span text:style-name="Code">-e</text:span> option to define "near"). <text:s/>To convert all output to integers, use the <text:span text:style-name="Code">-I</text:span> option (this may lose resolution, however). <text:s/>To force all output to floating point, use the <text:span text:style-name="Code">-f</text:span> option.</text:p>
      <text:p text:style-name="Text_20_body">There is a corner case that might surprise you. <text:s/>In the following command, you'd expect to see output counting from -10 to 10 in steps of <text:span text:style-name="T8"></text:span>:</text:p>
      <text:p text:style-name="Code_20_end">python fseq.py -t -10 10 pi</text:p>
      <text:p text:style-name="Text_20_body">However, you instead get</text:p>
      <text:p text:style-name="Output_20_end">10 9 8 7 6 5 4</text:p>
      <text:p text:style-name="Text_20_body">which may be a bit confusing. <text:s/>The problem is caused by the script thinking the <text:span text:style-name="Code">-10</text:span> is the <text:span text:style-name="Code">-1</text:span> option followed by the <text:span text:style-name="Code">-0</text:span> option. <text:s/>The fix for such a case is to use <text:span text:style-name="Code">--</text:span> to indicate the end of options:</text:p>
      <text:p text:style-name="Code_20_end">python fseq.py -t -- -10 10 pi</text:p>
      <text:p text:style-name="Text_20_body">which gives the expected</text:p>
      <text:p text:style-name="Output_20_end">-10 -6.9 -3.7 -0.58 2.6 5.7 8.8</text:p>
      <text:h text:style-name="Heading_20_2" text:outline-level="2">The algorithm</text:h>
      <text:p text:style-name="Text_20_body">The algorithm for producing these arithmetic progressions in the <text:span text:style-name="Code">fseq.py</text:span> program is</text:p>
      <text:p text:style-name="Code">if n &lt; m:</text:p>
      <text:p text:style-name="Code"><text:s text:c="4"/>while n &lt;= m:</text:p>
      <text:p text:style-name="Code"><text:s text:c="8"/>y.append(n)</text:p>
      <text:p text:style-name="Code"><text:s text:c="8"/>n += inc</text:p>
      <text:p text:style-name="Code">else:</text:p>
      <text:p text:style-name="Code"><text:s text:c="4"/>while n &gt;= m:</text:p>
      <text:p text:style-name="Code"><text:s text:c="8"/>y.append(n)</text:p>
      <text:p text:style-name="Code_20_end"><text:s text:c="8"/>n -= inc</text:p>
      <text:p text:style-name="Text_20_body">where <text:span text:style-name="Code">y</text:span> is a container for the output numbers. <text:s/>The absolute value of <text:span text:style-name="Code">inc</text:span> is used in the above code; counting up or down is determined by whether <text:span text:style-name="Code">n &lt; m</text:span> or <text:span text:style-name="Code">n &gt; m</text:span>.</text:p>
      <text:h text:style-name="Heading_20_2" text:outline-level="2"><text:soft-page-break/>Expressions</text:h>
      <text:p text:style-name="Text_20_body"><text:span text:style-name="Code">n</text:span>, <text:span text:style-name="Code">m</text:span>, and <text:span text:style-name="Code">inc</text:span> can be python expressions. <text:s/>The symbols from the <text:span text:style-name="Code">math</text:span> module are available:</text:p>
      <text:section text:style-name="Sect1" text:name="Math symbols">
        <text:p text:style-name="Code">acos</text:p>
        <text:p text:style-name="Code">acosh</text:p>
        <text:p text:style-name="Code">asin</text:p>
        <text:p text:style-name="Code">asinh</text:p>
        <text:p text:style-name="Code">atan</text:p>
        <text:p text:style-name="Code">atan2</text:p>
        <text:p text:style-name="Code">atanh</text:p>
        <text:p text:style-name="Code">ceil</text:p>
        <text:p text:style-name="Code">copysign</text:p>
        <text:p text:style-name="Code">cos</text:p>
        <text:p text:style-name="Code">cosh</text:p>
        <text:p text:style-name="Code">degrees</text:p>
        <text:p text:style-name="Code">e</text:p>
        <text:p text:style-name="Code">exp</text:p>
        <text:p text:style-name="Code">fabs</text:p>
        <text:p text:style-name="Code">factorial</text:p>
        <text:p text:style-name="Code">floor</text:p>
        <text:p text:style-name="Code">fmod</text:p>
        <text:p text:style-name="Code">frexp</text:p>
        <text:p text:style-name="Code">fsum</text:p>
        <text:p text:style-name="Code">hypot</text:p>
        <text:p text:style-name="Code">isinf</text:p>
        <text:p text:style-name="Code">isnan</text:p>
        <text:p text:style-name="Code">ldexp</text:p>
        <text:p text:style-name="Code">log</text:p>
        <text:p text:style-name="Code">log10</text:p>
        <text:p text:style-name="Code">log1p</text:p>
        <text:p text:style-name="Code">modf</text:p>
        <text:p text:style-name="Code">pi</text:p>
        <text:p text:style-name="Code">pow</text:p>
        <text:p text:style-name="Code">radians</text:p>
        <text:p text:style-name="Code">sin</text:p>
        <text:p text:style-name="Code">sinh</text:p>
        <text:p text:style-name="Code">sqrt</text:p>
        <text:p text:style-name="Code">tan</text:p>
        <text:p text:style-name="Code">tanh</text:p>
        <text:p text:style-name="Code">trunc</text:p>
      </text:section>
      <text:p text:style-name="P1"/>
      <text:p text:style-name="Text_20_body">In addition, the numpy module is in the global namespace with the name <text:span text:style-name="Code">np</text:span>.</text:p>
      <text:p text:style-name="Text_20_body">Suppose you wanted a sequence of angles from <draw:frame draw:style-name="fr3" draw:name="Object2" text:anchor-type="as-char" svg:y="-4.2mm" svg:width="13.79mm" svg:height="4.85mm" draw:z-index="16"><draw:object xlink:href="./Object 2" xlink:type="simple" xlink:show="embed" xlink:actuate="onLoad"/><draw:image xlink:href="./ObjectReplacements/Object 2" xlink:type="simple" xlink:show="embed" xlink:actuate="onLoad"/></draw:frame> to <draw:frame draw:style-name="fr2" draw:name="Object1" text:anchor-type="as-char" svg:width="3.67mm" svg:height="8.82mm" draw:z-index="0"><draw:object xlink:href="./Object 1" xlink:type="simple" xlink:show="embed" xlink:actuate="onLoad"/><draw:image xlink:href="./ObjectReplacements/Object 1" xlink:type="simple" xlink:show="embed" xlink:actuate="onLoad"/></draw:frame> in steps of <draw:frame draw:style-name="fr2" draw:name="Object3" text:anchor-type="as-char" svg:width="5.19mm" svg:height="8.82mm" draw:z-index="2"><draw:object xlink:href="./Object 3" xlink:type="simple" xlink:show="embed" xlink:actuate="onLoad"/><draw:image xlink:href="./ObjectReplacements/Object 3" xlink:type="simple" xlink:show="embed" xlink:actuate="onLoad"/></draw:frame> radians. <text:s/>The command would be </text:p>
      <text:p text:style-name="Code_20_end">python fseq.py -t "asin(0.1)" pi/2 pi/16</text:p>
      <text:p text:style-name="Text_20_body">(on my system, the parentheses need to be quoted to protect them from the shell). <text:s/>This results in</text:p>
      <text:p text:style-name="Output_20_end">0.10 0.30 0.49 0.69 0.89 1.1 1.3 1.5</text:p>
      <text:p text:style-name="Text_20_body">For more resolution, use the <text:span text:style-name="Code">-d</text:span> option to get e.g. 4 significant figures:</text:p>
      <text:p text:style-name="Code_20_end">python fseq.py -d 4 -t "asin(0.1)" pi/2 pi/16</text:p>
      <text:p text:style-name="Output_20_end">0.1002 0.2965 0.4929 0.6892 0.8856 1.082 1.278 1.475</text:p>
      <text:p text:style-name="Text_20_body">Expressions let you use fractions. <text:s/>An example use could be to generate a table of decimal equivalents of fractions of an inch. <text:s/>This assumes you're on a UNIX-type system that has the <text:span text:style-name="Code">paste</text:span> command. <text:s/>First, you'd generate a list of the fractions using the <text:span text:style-name="Code">-F</text:span> option, which converts the output to a suitable fraction (the argument to the <text:span text:style-name="Code">-F</text:span> option controls how large the fraction's denominator can be):</text:p>
      <text:p text:style-name="Code_20_end">python fseq.py -F 8 1/8 1 1/8</text:p>
      <text:p text:style-name="Output">1/8</text:p>
      <text:p text:style-name="Output">1/4</text:p>
      <text:p text:style-name="Output">3/8</text:p>
      <text:p text:style-name="Output">1/2</text:p>
      <text:p text:style-name="Output">5/8</text:p>
      <text:p text:style-name="Output">3/4</text:p>
      <text:p text:style-name="Output">7/8</text:p>
      <text:p text:style-name="Output_20_end">1</text:p>
      <text:p text:style-name="Text_20_body">Then you'd generate their decimal equivalents to, say, three significant figures:</text:p>
      <text:p text:style-name="Code_20_end">python fseq.py -d 3 1/8 1 1/8</text:p>
      <text:p text:style-name="Output">0.125</text:p>
      <text:p text:style-name="Output">0.250</text:p>
      <text:p text:style-name="Output">0.375</text:p>
      <text:p text:style-name="Output">0.500</text:p>
      <text:p text:style-name="Output">0.625</text:p>
      <text:p text:style-name="Output">0.750</text:p>
      <text:p text:style-name="Output">0.875</text:p>
      <text:p text:style-name="Output_20_end">1</text:p>
      <text:p text:style-name="Text_20_body">These two columns of numbers would be saved to two temporary files and the <text:span text:style-name="Code">paste</text:span> command would be used to paste them together, resulting in</text:p>
      <text:p text:style-name="Output">1/8<text:tab/>0.125</text:p>
      <text:p text:style-name="Output">1/4<text:tab/>0.250</text:p>
      <text:p text:style-name="Output">3/8<text:tab/>0.375</text:p>
      <text:p text:style-name="Output">1/2<text:tab/>0.500</text:p>
      <text:p text:style-name="Output">5/8<text:tab/>0.625</text:p>
      <text:p text:style-name="Output">3/4<text:tab/>0.750</text:p>
      <text:p text:style-name="Output">7/8<text:tab/>0.875</text:p>
      <text:p text:style-name="Output_20_end"><text:soft-page-break/>1<text:tab/><text:tab/>1</text:p>
      <text:p text:style-name="Text_20_body">You can use the <text:span text:style-name="Code">-m</text:span> option with fractional output to get mixed fractions instead of improper fractions. <text:s/>Mixed fractions have <text:span text:style-name="Code">+</text:span> signs between the integer and fraction:</text:p>
      <text:p text:style-name="Code_20_end">python fseq.py -t -m -F 8 9/8 16/8 1/8</text:p>
      <text:p text:style-name="Output_20_end">1+1/8 1+1/4 1+3/8 1+1/2 1+5/8 1+3/4 1+7/8 2</text:p>
      <text:p text:style-name="Text_20_body">This was done to allow them to be used as further python input, as they would evaluate as an expression to the desired floating point value. <text:s/>You can change the symbol used by changing the internal settings dictionary element <text:span text:style-name="Code">d["mixed"]</text:span>.</text:p>
      <text:h text:style-name="Heading_20_2" text:outline-level="2">Transforming output</text:h>
      <text:p text:style-name="Text_20_body">The <text:span text:style-name="Code">-x</text:span> option allows you to specify a function of <text:span text:style-name="Code">x</text:span> to transform the output. <text:s/>Thus, to square the first 10 integers (the double quotes protect the <text:span text:style-name="Code">*</text:span> characters from the shell):</text:p>
      <text:p text:style-name="Code_20_end">python fseq.py -t -x "x**2" 10</text:p>
      <text:p text:style-name="Output_20_end">1 4 9 16 25 36 49 64 81 100</text:p>
      <text:p text:style-name="Text_20_body">The argument for the <text:span text:style-name="Code">-x</text:span> option must be a python expression in <text:span text:style-name="Code">x</text:span>; you can use symbols from python's <text:span text:style-name="Code">math</text:span> module and numpy functions using <text:span text:style-name="Code">np</text:span> as mentioned above. <text:s/>Instead of stopping the script, a failure in the calculation results in the string <text:span text:style-name="Code">nan</text:span> to indicate not a number. <text:s/>Example:</text:p>
      <text:p text:style-name="Code_20_end">python fseq.py -t -x "sqrt(x)" -- -5 5</text:p>
      <text:p text:style-name="Output_20_end">nan nan nan nan nan 0 1 1.4 1.7 2 2.2</text:p>
      <text:p text:style-name="Text_20_body">If you have specialized needs for certain functions, you can import them into <text:span text:style-name="Code">fseq.py</text:span>'s global namespace or write the functions directly in the <text:span text:style-name="Code">fseq.py</text:span> script.</text:p>
      <text:p text:style-name="Text_20_body">Note that the <text:span text:style-name="Code">-x</text:span> option applies the indicated function of <text:span text:style-name="Code">x</text:span> to each element of the output separately. <text:s/>It can be more powerful to be able to operate on the output as a whole array. <text:s/>The <text:span text:style-name="Code">-X</text:span> (note it's an upper-case letter) option is provided for this case; you will need to use vectorized functions (see numpy's manual for details) or numpy <text:span text:style-name="Code">ufunc</text:span>s. <text:s/>The numpy module is in the global namespace with the name <text:span text:style-name="Code">np</text:span>. <text:s/></text:p>
      <text:p text:style-name="Text_20_body">Here's an example of using an array transformation. <text:s/>Suppose you wanted the integers from 1 to 10 and you wanted the transformation to be the cumulative sum of these integers; you'd use numpy's <text:span text:style-name="Code">cumsum</text:span> function for this task:</text:p>
      <text:p text:style-name="Code_20_end">python fseq.py -t -X "np.cumsum(x)" 10</text:p>
      <text:p text:style-name="Output_20_end">1 3 6 10 15 21 28 36 45 55</text:p>
      <text:p text:style-name="Text_20_body">If you're doing ad hoc numerical work using the <text:span text:style-name="Code">fseq.py</text:span> script, be aware that <text:span text:style-name="Code">np.cumsum</text:span> and <text:span text:style-name="Code">np.diff</text:span> can be discrete analogs of integration and differentiation, respectively. <text:s/>This can allow quick experimentation -- for example, suppose we want to know where the derivative of <draw:frame draw:style-name="fr2" draw:name="Object33" text:anchor-type="as-char" svg:width="19.19mm" svg:height="4.46mm" draw:z-index="17"><draw:object xlink:href="./Object 33" xlink:type="simple" xlink:show="embed" xlink:actuate="onLoad"/><draw:image xlink:href="./ObjectReplacements/Object 33" xlink:type="simple" xlink:show="embed" xlink:actuate="onLoad"/></draw:frame> is negative on the interval <draw:frame draw:style-name="fr2" draw:name="Object34" text:anchor-type="as-char" svg:width="12.54mm" svg:height="4.45mm" draw:z-index="18"><draw:object xlink:href="./Object 34" xlink:type="simple" xlink:show="embed" xlink:actuate="onLoad"/><draw:image xlink:href="./ObjectReplacements/Object 34" xlink:type="simple" xlink:show="embed" xlink:actuate="onLoad"/></draw:frame>. <text:s/>To calculate this, generate an arithmetical sequence representing the interval in steps of, say, 0.01:</text:p>
      <text:p text:style-name="Code_20_end">python fseq.py 0 "2*pi" 0.01 &gt;file1</text:p>
      <text:p text:style-name="Text_20_body">Next, evaluate the function and perform a difference (the difference can also be done with the <text:span text:style-name="Code">-D</text:span> option)</text:p>
      <text:p text:style-name="Code_20_end">python fseq.py -X "np.diff(np.sin(np.tan(x)))" 0 "2*pi" 0.01 &gt;file2</text:p>
      <text:p text:style-name="Text_20_body">You can then paste these files together to examine the behavior in <text:span text:style-name="Code">file3</text:span>:</text:p>
      <text:p text:style-name="Code_20_end">paste file1 file2 &gt;file3</text:p>
      <text:p text:style-name="Text_20_body">Note that the diff data will have one less data point than the x values.</text:p>
      <text:h text:style-name="Heading_20_2" text:outline-level="2"><text:bookmark-start text:name="__RefHeading__18507_1157431321"/>E series<text:bookmark-end text:name="__RefHeading__18507_1157431321"/></text:h>
      <text:p text:style-name="Text_20_body">The IEC 60063 standard specifies the <text:a xlink:type="simple" xlink:href="http://en.wikipedia.org/wiki/Preferred_value#E_series" text:style-name="Internet_20_link" text:visited-style-name="Visited_20_Internet_20_Link">E series</text:a> of numbers. <text:s/>These are used e.g. in electronics for <text:soft-page-break/>values of components. <text:s/>The <text:span text:style-name="Code">-E</text:span> option of the <text:span text:style-name="Code">fseq.py</text:span> script prints out <text:span text:style-name="Code">n</text:span> times these values. <text:s/>The <text:span text:style-name="Code">-E</text:span> option is followed by the series number, which must be 6, 12, 24, 48, 96, or 192. <text:s/>Thus, the E12 series of resistors between 100 ohms and 1000 ohms is:</text:p>
      <text:p text:style-name="Code_20_end">python fseq.py -t -E 12 100</text:p>
      <text:p text:style-name="Output_20_end">100 120 150 180 220 270 330 390 470 560 680 820 1000</text:p>
      <text:h text:style-name="Heading_20_2" text:outline-level="2"><text:bookmark-start text:name="__RefHeading__18514_1157431321"/>Renard numbers<text:bookmark-end text:name="__RefHeading__18514_1157431321"/></text:h>
      <text:p text:style-name="Text_20_body">The <text:a xlink:type="simple" xlink:href="http://en.wikipedia.org/wiki/Preferred_value#Renard_numbers" text:style-name="Internet_20_link" text:visited-style-name="Visited_20_Internet_20_Link">Renard</text:a> numbers are another series of preferred numbers defined in ISO standard 3. <text:s/>The <text:span text:style-name="Code">-R</text:span> option prints out <text:span text:style-name="Code">n</text:span> times these values. <text:s/>The <text:span text:style-name="Code">-R</text:span> is followed by the series number, which must be 5, 10, 20, 40, or 80. <text:s/>For a given series number N, the sequence of numbers is <draw:frame draw:style-name="fr3" draw:name="Object10" text:anchor-type="as-char" svg:y="-4.22mm" svg:width="8.47mm" svg:height="4.87mm" draw:z-index="19"><draw:object xlink:href="./Object 10" xlink:type="simple" xlink:show="embed" xlink:actuate="onLoad"/><draw:image xlink:href="./ObjectReplacements/Object 10" xlink:type="simple" xlink:show="embed" xlink:actuate="onLoad"/></draw:frame> where <draw:frame draw:style-name="fr2" draw:name="Object9" text:anchor-type="as-char" svg:width="26.76mm" svg:height="4.34mm" draw:z-index="20"><draw:object xlink:href="./Object 9" xlink:type="simple" xlink:show="embed" xlink:actuate="onLoad"/><draw:image xlink:href="./ObjectReplacements/Object 9" xlink:type="simple" xlink:show="embed" xlink:actuate="onLoad"/></draw:frame>(the numbers returned by the script are rounded as taken from the wikipedia page). <text:s/>For series 10, the Renard numbers are:</text:p>
      <text:p text:style-name="Code_20_end">python fseq.py -t -R 10 1</text:p>
      <text:p text:style-name="Output_20_end">1 1.25 1.60 2 2.50 3.15 4 5 6.30 8 10</text:p>
      <text:p text:style-name="Text_20_body">Both the Renard numbers and the E series have the second differences of their logarithms nearly zero as shown by the following</text:p>
      <text:p text:style-name="Code_20_end">python fseq.py -s 0 -d 2 -X "np.diff(np.diff(np.log(x)))" -t -R 10 1</text:p>
      <text:p text:style-name="Output_20_end">0.024 -0.024 1.7e-16 0.0080 0.0078 -0.016 0.0080 0.0078 -0.016</text:p>
      <text:p text:style-name="Code_20_end">python fseq.py -s 0 -d 2 -X "np.diff(np.diff(np.log10(x)))" -t -E 12 1</text:p>
      <text:p text:style-name="Output_20_end">0.018 -0.018 0.0080 0.0018 -0.0018 -0.015 0.0085 -0.0049 0.0082 -0.0030 0.0049</text:p>
      <text:p text:style-name="Text_20_body">Thus, these sequences result in straight lines on a semilogarithmic plot -- meaning they are geometric series<text:note text:id="ftn1" text:note-class="footnote"><text:note-citation>1</text:note-citation><text:note-body><text:p text:style-name="Footnote">Actually, they could be a bit more general: <text:s/>the starting power of the ratio doesn't have to be an integer.</text:p></text:note-body></text:note>.</text:p>
      <text:p text:style-name="Text_20_body">In the previous example, I showed the use of the numpy <text:span text:style-name="Code">diff</text:span> command twice. <text:s/>Since differencing can be done fairly often, there's a shortcut for it by using the <text:span text:style-name="Code">-D</text:span> option with an integer indicating what difference order you want. <text:s/>Thus, the same result would be gotten from </text:p>
      <text:p text:style-name="Code_20_end">python fseq.py -s 0 -d 2 -D 2 -X "np.log(x)" -t -R 10 1</text:p>
      <text:h text:style-name="Heading_20_2" text:outline-level="2">Geometric series</text:h>
      <text:p text:style-name="Text_20_body">The <text:span text:style-name="Code">-g</text:span> option lets you construct geometric series; the value of each element is <draw:frame draw:style-name="fr3" draw:name="Object18" text:anchor-type="as-char" svg:y="-3.93mm" svg:width="11.82mm" svg:height="5.06mm" draw:z-index="21"><draw:object xlink:href="./Object 18" xlink:type="simple" xlink:show="embed" xlink:actuate="onLoad"/><draw:image xlink:href="./ObjectReplacements/Object 18" xlink:type="simple" xlink:show="embed" xlink:actuate="onLoad"/></draw:frame> where <draw:frame draw:style-name="fr2" draw:name="Object19" text:anchor-type="as-char" svg:width="21.68mm" svg:height="4.32mm" draw:z-index="23"><draw:object xlink:href="./Object 19" xlink:type="simple" xlink:show="embed" xlink:actuate="onLoad"/><draw:image xlink:href="./ObjectReplacements/Object 19" xlink:type="simple" xlink:show="embed" xlink:actuate="onLoad"/></draw:frame> and <text:span text:style-name="T2">k</text:span> is large enough to make the absolute value of the expression larger or smaller than <text:span text:style-name="Code">m</text:span>, as appropriate.</text:p>
      <text:p text:style-name="Text_20_body">As an example, the Renard series N is (nearly) a geometric series with the <text:span text:style-name="Code">inc</text:span> factor of <draw:frame draw:style-name="fr3" draw:name="Object20" text:anchor-type="as-char" svg:y="-4.02mm" svg:width="10.16mm" svg:height="4.85mm" draw:z-index="31"><draw:object xlink:href="./Object 20" xlink:type="simple" xlink:show="embed" xlink:actuate="onLoad"/><draw:image xlink:href="./ObjectReplacements/Object 20" xlink:type="simple" xlink:show="embed" xlink:actuate="onLoad"/></draw:frame>when rounded to two significant figures:</text:p>
      <text:p text:style-name="Code_20_end">python fseq.py -t -d 2 -g 1 11 "10**(1/10)" # Note m = 11 to deal with rounding</text:p>
      <text:p text:style-name="Output_20_end">1.0 1.3 1.6 2.0 2.5 3.2 4.0 5.0 6.3 7.9 10</text:p>
      <text:p text:style-name="Code_20_end">python fseq.py -t -d 2 -R 10 1</text:p>
      <text:p text:style-name="Output_20_end">1.0 1.2 1.6 2.0 2.5 3.2 4.0 5.0 6.3 8.0 10</text:p>
      <text:p text:style-name="Text_20_body">Differences are caused by the rounding (see the wikipedia <text:a xlink:type="simple" xlink:href="http://en.wikipedia.org/wiki/Preferred_value#Renard_numbers" text:style-name="Internet_20_link" text:visited-style-name="Visited_20_Internet_20_Link">page</text:a>) to make the numbers look "nicer".</text:p>
      <text:p text:style-name="Text_20_body">Population growth that isn't limited by resources is typically geometric. <text:s/>Suppose we started with 100 white mice and the growth factor (<text:span text:style-name="Code">inc</text:span>) is 1.25 (i.e., the population increases by 25% each generation). <text:s/>How many generations would be required to reach a population of one million?</text:p>
      <text:p text:style-name="Code_20_end">python fseq.py -g 100 1e6 1.25 | wc -l</text:p>
      <text:p text:style-name="Output_20_end">42</text:p>
      <text:p text:style-name="Text_20_body">(<text:span text:style-name="Code">wc -l</text:span> counts the number of lines from stdin). <text:s/>Now you know where 42 came from. <text:span text:style-name="T6"></text:span></text:p>
      <text:p text:style-name="Text_20_body"><text:soft-page-break/>A specific type of geometric series is gotten using either the <text:span text:style-name="Code">-l</text:span> or <text:span text:style-name="Code">-L</text:span> options. <text:s/>These cause the arithmetic sequences to be logarithmically-spaced. <text:s/>The <text:span text:style-name="Code">-l</text:span> option uses the base 10 logarithm and the <text:span text:style-name="Code">-L</text:span> option uses natural logarithms. <text:s/>The following command outputs</text:p>
      <text:p text:style-name="Equation"><draw:frame draw:style-name="fr2" draw:name="Object35" text:anchor-type="as-char" svg:width="48.82mm" svg:height="4.99mm" draw:z-index="32"><draw:object xlink:href="./Object 35" xlink:type="simple" xlink:show="embed" xlink:actuate="onLoad"/><draw:image xlink:href="./ObjectReplacements/Object 35" xlink:type="simple" xlink:show="embed" xlink:actuate="onLoad"/></draw:frame></text:p>
      <text:p text:style-name="Code_20_end">python fseq.py -s 0 -t -l 0.1 1 0.1</text:p>
      <text:p text:style-name="Output_20_end">0.10 0.13 0.16 0.20 0.25 0.32 0.40 0.50 0.63 0.79 1.0</text:p>
      <text:p text:style-name="Text_20_body">You could generate the same series without using the <text:span text:style-name="Code">-l</text:span> option by</text:p>
      <text:p text:style-name="Code_20_end">python fseq.py -s 0 -t -x "10**(x - 1)" 0.0 1 0.1</text:p>
      <text:p text:style-name="Output_20_end">0.10 0.13 0.16 0.20 0.25 0.32 0.40 0.50 0.63 0.79 1.0</text:p>
      <text:h text:style-name="Heading_20_1" text:outline-level="1">Random numbers</text:h>
      <text:p text:style-name="Text_20_body">Another portion of <text:span text:style-name="Code">fseq.py</text:span>'s functionality is random number generation and sampling/shuffling. <text:s/>These are useful things to have and each of the following sections will given an example of use. <text:s/>For the examples I give, I was using python 2.6.5; if you use a different version of python, it's conceivable that you will get different results.</text:p>
      <text:p text:style-name="Text_20_body">The random number generation in these features is done by the <text:span text:style-name="Code">numpy.random</text:span> library functions (sampling and shuffling uses python's <text:span text:style-name="Code">random</text:span> module). <text:s/>It is straightforward to add new random number distributions to the script: <text:s/>modify the <text:span text:style-name="Code">_RandomNumbers()</text:span> function and add the name to the <text:span text:style-name="Code">CommandDecode</text:span> object initialization in <text:span text:style-name="Code">_main</text:span>. <text:s/>You can also use the more extensive random number generation facilities of <text:a xlink:type="simple" xlink:href="http://www.scipy.org/" text:style-name="Internet_20_link" text:visited-style-name="Visited_20_Internet_20_Link">scipy</text:a>.</text:p>
      <text:p text:style-name="Text_20_body">For some experiments, you will want a repeatable set of random numbers. <text:s/>The default behavior of the random number generator<text:note text:id="ftn2" text:note-class="footnote"><text:note-citation>2</text:note-citation><text:note-body><text:p text:style-name="Footnote">Actually, internally to the script, two of them are used: <text:s/>numpy's and python's <text:span text:style-name="Code">random</text:span> modules.</text:p></text:note-body></text:note> is to initialize the generator from the system's clock or other implementation-dependent method; this gives the appearance of random behavior. <text:s/>To initialize the generators with a specific string, use the <text:span text:style-name="Code">-s</text:span> option and give it any string as its argument:</text:p>
      <text:p text:style-name="Code">python fseq.py -s a_string -t norm 10</text:p>
      <text:p text:style-name="Output">2.28 -0.910 0.247 1.85 -1.51 -0.516 1.49 -0.532 -0.892 0.536</text:p>
      <text:p text:style-name="Code">python fseq.py -s a_string -t norm 10</text:p>
      <text:p text:style-name="Output_20_end">2.28 -0.910 0.247 1.85 -1.51 -0.516 1.49 -0.532 -0.892 0.536</text:p>
      <text:h text:style-name="Heading_20_2" text:outline-level="2">Binomial</text:h>
      <text:p text:style-name="Text_20_body">The binomial distribution appears when you take samples of a population that has two (disjoint) states and where some fraction <text:span text:style-name="T2">p</text:span> of the population gives the frequency of one of the states. <text:s/>A canonical example is white and black balls in a well-mixed urn. <text:s/>If there are <text:span text:style-name="T2">W</text:span> white balls and <text:span text:style-name="T2">B</text:span> black balls and the state of interest is the number of black balls that get drawn in a sample of <text:span text:style-name="T2">N</text:span> independent draws, then <draw:frame draw:style-name="fr2" draw:name="Object4" text:anchor-type="as-char" svg:width="18.43mm" svg:height="9.28mm" draw:z-index="3"><draw:object xlink:href="./Object 4" xlink:type="simple" xlink:show="embed" xlink:actuate="onLoad"/><draw:image xlink:href="./ObjectReplacements/Object 4" xlink:type="simple" xlink:show="embed" xlink:actuate="onLoad"/></draw:frame>. <text:s/>It's important to note that the withdrawn ball is replaced in the urn and the urn is thoroughly mixed before each draw of a ball (this is known as sampling with replacement). <text:s/>If the ball wasn't replaced (i.e, sampling without replacement), then the distribution of interest would be the hypergeometric distribution.</text:p>
      <text:p text:style-name="Text_20_body">An example is modeling the flipping of a fair coin. <text:s/>Suppose the events of interest are tails (0) and heads (1). <text:s/>For a fair coin, <draw:frame draw:style-name="fr2" draw:name="Object5" text:anchor-type="as-char" svg:width="12.66mm" svg:height="4.32mm" draw:z-index="4"><draw:object xlink:href="./Object 5" xlink:type="simple" xlink:show="embed" xlink:actuate="onLoad"/><draw:image xlink:href="./ObjectReplacements/Object 5" xlink:type="simple" xlink:show="embed" xlink:actuate="onLoad"/></draw:frame>. <text:s/>Suppose we look at a sample of coin flips for decreasing <text:span text:style-name="T2">p</text:span> by using the following script:</text:p>
      <text:p text:style-name="Code">#!/bin/sh</text:p>
      <text:p text:style-name="Code">cmd="python fseq.py -s 0 -t bin"</text:p>
      <text:p text:style-name="Code">$cmd 37 1 0.5</text:p>
      <text:p text:style-name="Code">$cmd 37 1 0.4</text:p>
      <text:p text:style-name="Code">$cmd 37 1 0.3</text:p>
      <text:p text:style-name="Code">$cmd 37 1 0.2</text:p>
      <text:p text:style-name="Code_20_end"><text:soft-page-break/>$cmd 37 1 0.1</text:p>
      <text:p text:style-name="Text_20_body">(I used 37 because that's the sample size whose output would fit on one line) which results in</text:p>
      <text:p text:style-name="Output">0 1 1 0 1 0 0 0 1 0 0 1 0 1 1 1 0 1 1 1 1 1 0 0 0 0 0 1 1 0 0 1 1 1 1 0 0</text:p>
      <text:p text:style-name="Output">0 1 1 0 1 0 0 0 0 0 0 1 0 1 1 1 0 1 0 1 0 0 0 0 0 0 0 0 1 0 0 1 1 1 1 0 0</text:p>
      <text:p text:style-name="Output">0 0 1 0 1 0 0 0 0 0 0 0 0 0 1 1 0 0 0 1 0 0 0 0 0 0 0 0 1 0 0 1 1 1 1 0 0</text:p>
      <text:p text:style-name="Output">0 0 1 0 1 0 0 0 0 0 0 0 0 0 1 1 0 0 0 1 0 0 0 0 0 0 0 0 1 0 0 0 1 1 0 0 0</text:p>
      <text:p text:style-name="Output_20_end">0 0 1 0 1 0 0 0 0 0 0 0 0 0 0 1 0 0 0 0 0 0 0 0 0 0 0 0 1 0 0 0 1 0 0 0 0</text:p>
      <text:p text:style-name="Text_20_body">The expected number of 1's in each case is 37<text:span text:style-name="T2">p</text:span>. <text:s/>Note the use of the same seed for the random number generator, showing you how the generator's output changes as the fraction <text:span text:style-name="T2">p</text:span><text:span text:style-name="T3"> goes down.</text:span></text:p>
      <text:p text:style-name="Text_20_body">As another example, suppose a manufacturing process has been running at a fraction defective of <draw:frame draw:style-name="fr2" draw:name="Object6" text:anchor-type="as-char" svg:width="19.14mm" svg:height="4.32mm" draw:z-index="5"><draw:object xlink:href="./Object 6" xlink:type="simple" xlink:show="embed" xlink:actuate="onLoad"/><draw:image xlink:href="./ObjectReplacements/Object 6" xlink:type="simple" xlink:show="embed" xlink:actuate="onLoad"/></draw:frame> that results in warranty returns and the cost to the company for each warranty return is $150. <text:s/>If the production level is N = 25000 units per month, show a sample of the warranty expenses that might be experienced over a 24 month period. <text:s/></text:p>
      <text:p text:style-name="Text_20_body">Here, n = 24, N = 25000, and p = 0.0027. <text:s/>We'll use the <text:span text:style-name="Code">-x</text:span> option to transform the output by multiplying the number of monthly failures by the warranty cost of 0.15 k$ per unit (so the output will be in k$). <text:s/>We'll also set the number of significant figures to 2, as we don't need to see lots of detail:</text:p>
      <text:p text:style-name="Code_20_end">python fseq.py -d 2 -t -s 0 -x "0.15*x" bin 24 25000 0.0027</text:p>
      <text:p text:style-name="Output_20_end">9.8 13 10 8.2 9.0 11 10 10 11 9.6 13 9.3 12 10 12 10 11 8.5 9.8 10 10 12 10 9.8</text:p>
      <text:p text:style-name="Text_20_body">Since <draw:frame draw:style-name="fr2" draw:name="Object7" text:anchor-type="as-char" svg:width="66.62mm" svg:height="4.46mm" draw:z-index="6"><draw:object xlink:href="./Object 7" xlink:type="simple" xlink:show="embed" xlink:actuate="onLoad"/><draw:image xlink:href="./ObjectReplacements/Object 7" xlink:type="simple" xlink:show="embed" xlink:actuate="onLoad"/></draw:frame>, the monthly average warranty cost is around 10 k$ per month with variations of about <text:span text:style-name="T1">±</text:span>2 k$ per month. <text:s/>Assuming things stayed constant over that 24 month period, predictions of warranty costs for the year could be made.</text:p>
      <text:h text:style-name="Heading_20_2" text:outline-level="2">Exponential</text:h>
      <text:p text:style-name="Text_20_body">The exponential distribution pops up in a variety of settings. <text:s/>In a reliability setting, it's a distribution that has a constant failure rate, which means that the probability of failing in some small interval is independent of the time. <text:s/>It's also the waiting time distribution for Poisson stochastic processes.</text:p>
      <text:p text:style-name="Text_20_body">Incandescent light bulb lives are sometimes modeled with an exponential distribution. <text:s/>Suppose a package of incandescent bulbs states that the bulb's life is 750 hours. <text:s/>If we assume the bulb time-to-failure distribution is exponential with a mean of 750 hours, we can look at a random sample of 10 failure times from such a distribution using <text:span text:style-name="Code">fseq.py</text:span> (the <text:span text:style-name="Code">-S</text:span> option sorts the output):</text:p>
      <text:p text:style-name="Code_20_end">python fseq.py -S -t -s 0 exponential 10 750</text:p>
      <text:p text:style-name="Output_20_end">170 198 218 250 275 458 542 899 1820 2100</text:p>
      <text:p text:style-name="Text_20_body">The exponential distribution has the property that <draw:frame draw:style-name="fr3" draw:name="Object8" text:anchor-type="as-char" svg:y="-5.84mm" svg:width="8.48mm" svg:height="9.28mm" draw:z-index="7"><draw:object xlink:href="./Object 8" xlink:type="simple" xlink:show="embed" xlink:actuate="onLoad"/><draw:image xlink:href="./ObjectReplacements/Object 8" xlink:type="simple" xlink:show="embed" xlink:actuate="onLoad"/></draw:frame> or 63% of the failures occur before the mean.</text:p>
      <text:p text:style-name="Text_20_body">Suppose these bulbs consume 100 W of power and that electricity costs $0.1 per kW*hour. <text:s/>Then the cost in $ of the electricity in running these bulbs to the end of their life is </text:p>
      <text:p text:style-name="Code_20_end">python fseq.py -x "0.1*x*100/1000" -S -t -s 0 exponential 10 750</text:p>
      <text:p text:style-name="Output_20_end">1.70 1.98 2.18 2.50 2.75 4.58 5.42 8.99 18.2 21.0</text:p>
      <text:p text:style-name="Text_20_body">This cost sums to $69.3. <text:s/>Since a typical incandescent bulb costs $0.5 to $1, you can see that the cost of electrical power over the life of the bulb is the majority of the cost of using the bulbs. <text:s/>As a figure of merit, you could say the energy cost is roughly 10 times the bulb cost.</text:p>
      <text:p text:style-name="Text_20_body">As a technical aside, the assumption of an exponential distribution for the failure time distribution of light bulbs is suspect because light bulbs have wear-out phenomena. <text:s/>Decades ago I remember reading an article (or a pr<text:span text:style-name="T9">é</text:span>cis of that article) by (I believe) <text:a xlink:type="simple" xlink:href="http://www.arjenboogaard.nl/Irving%20Langmuir.html" text:style-name="Internet_20_link" text:visited-style-name="Visited_20_Internet_20_Link">Langmuir</text:a> on tungsten filaments. <text:s/>If I recall correctly, there were two failure modes of importance in the tungsten filaments. <text:s/>First, tungsten evaporates from the filament over time and small inhomogeneities can lead to inhomogeneous evaporation, which in turn leads to hot spots (the current density and thus the heating will be higher where the evaporation has been more prevalent, enhancing evaporation from that point). <text:s/>Langmuir <text:soft-page-break/>discovered that the evaporation rate could be reduced by including inert gases in the bulb. <text:s/>Second, grain growth in the tungsten can occur because of the heat and temperature cycling from turning the bulb on and off. <text:s/>Over time, a grain boundary can extend most or all of the way across the filament, causing a mechanical weakness. <text:s/>This could make a fracture at that grain boundary more likely for a mechanical or thermal shock. <text:s/>Both of these failure modes are wear-out phenomena and would exhibit an increasing failure rate over time. <text:s/>If the exponential distribution did apply, it would probably be for light bulb service where the external mechanical stresses were the primary cause of failure. <text:s/>You can see the same effect when you plot the mortality rate (i.e., the hazard function) for human lifetimes -- the "failure rate" is constant from roughly ages 20 to 35 or so and deaths in this time frame are usually attributed to accidents. <text:s/>For more details, the US CDC website has extensive documentation on US death statistics.</text:p>
      <text:h text:style-name="Heading_20_2" text:outline-level="2">Poisson</text:h>
      <text:p text:style-name="Text_20_body">The Poisson distribution occurs when a discrete variable measures the number of occurrences of an event in a time interval, where the probability of each event occurring per unit time is constant, and the occurrence of any event is statistically independent of any other event. <text:s/>A canonical example is the number of counts per unit time of radioactive decay by a particle counter such as a Geiger-Muller tube.</text:p>
      <text:p text:style-name="Text_20_body">Suppose a nuclide has a half-life measured in years. <text:s/>For an experiment that measures the number of disintegrations of a given mass of this nuclide, the counts per unit time interval will be a Poisson distribution. <text:s/>Suppose the nuclide has a specific activity of 1000 (decays/s) per g and we have a mass of 8.2 mg of the nuclide. <text:s/>If we measure counts for 10 minutes, display a set of numbers that will have the appropriate statistical characteristics. <text:s/>Assume there are no detector dead time effects.</text:p>
      <text:p text:style-name="Text_20_body">The decay rate is (8.2 mg)(1000 (decays/s)/g) = 8.2 decays per second. <text:s/>This is the mean of the Poisson distribution. <text:s/>The number of measured decays for each 10 minute period will be a Poisson variate with this mean multiplied by 600 s. <text:s/>Thus, for 20 such time intervals, the counts are:</text:p>
      <text:p text:style-name="Code_20_end">python fseq.py -s 0 -t -x "600*x" poisson 20 8.2</text:p>
      <text:p text:style-name="Output_20_end">5400 7200 4200 4800 3600 7800 4800 3000 3600 3000 7200 6600 5400 5400 4200 4800 6000 7800 5400 3600</text:p>
      <text:p text:style-name="Text_20_body">If we add the <text:span text:style-name="Code">-S</text:span> option to the command line, we get the sorted output</text:p>
      <text:p text:style-name="Output_20_end">3000 3000 3600 3600 3600 4200 4200 4800 4800 4800 5400 5400 5400 5400 6000 6600 7200 7200 7800 7800</text:p>
      <text:p text:style-name="Text_20_body">If you calculate the mean from these counts and divide it by 600, you'll get 8.6.</text:p>
      <text:p text:style-name="Text_20_body">Without the <text:span text:style-name="Code">-x</text:span> transformation, you'll get the sorted output</text:p>
      <text:p text:style-name="Output_20_end">5 5 6 6 6 7 7 8 8 8 9 9 9 9 10 11 12 12 13 13</text:p>
      <text:p text:style-name="Text_20_body">which is the integral counts per second.</text:p>
      <text:h text:style-name="Heading_20_2" text:outline-level="2">Normal</text:h>
      <text:p text:style-name="Text_20_body">The normal distribution appears everywhere and its importance is partly due to the nature of the central limit theorem (CLT). <text:s/>While the usual CLT statements require the stochastic variates to be IID (identically distributed and statistically independent), an instructive exercise is to use a python script, scipy, and matplotlib to plot a histogram of the sum of a variety of distributions -- you'll see behavior that looks distinctly and approximately normal.</text:p>
      <text:p text:style-name="Text_20_body">As an example of use of normal random variates from <text:span text:style-name="Code">fseq.py</text:span>, suppose we have the following numbers representing a sequence of voltage measurements (assume they're one number per line; I've put them on one line to save space):</text:p>
      <text:p text:style-name="Code_20_end">python fseq.py -S -s 0 -t poisson 20 8.2</text:p>
      <text:p text:style-name="Output_20_end">5 5 6 6 6 7 7 8 8 8 9 9 9 9 10 11 12 12 13 13</text:p>
      <text:p text:style-name="Text_20_body">(these numbers are the output from the previous section). <text:s/>Further suppose we want to add a <text:soft-page-break/>normally-distributed noise to these voltages; suppose the mean is 0 and the standard deviation is 0.65 volts. <text:s/>We'd generate these normally-distributed noise voltages by the command</text:p>
      <text:p text:style-name="Code_20_end">python fseq.py -s 0 -t normal 20 0.65</text:p>
      <text:p text:style-name="Output_20_end">1.64 -0.425 0.560 1.51 -0.102 -0.395 -0.788 0.721 0.815 0.111 2.67 0.450 1.94 -0.394 1.82 0.670 2.23 2.77 0.00591 -0.0874</text:p>
      <text:p text:style-name="Text_20_body">We could use the <text:span text:style-name="Code">paste</text:span> command to put the data and the noise voltages into the same file, then use an awk command <text:span text:style-name="Code">awk '{print $1 + $2}' &lt;file</text:span> to add them together to get:</text:p>
      <text:p text:style-name="Output_20_end">6.64 4.575 6.56 7.51 5.898 6.605 6.212 8.721 8.815 8.111 11.67 9.45 10.94 8.606 11.82 11.67 14.23 14.77 13.0059 12.9126</text:p>
      <text:p text:style-name="Text_20_body">Having the ability to generate random numbers at the command line is handy for quickie Monte Carlo experiments. <text:s/>As an example, suppose we had 1000 variates from a normal distribution with mean of 137 and standard deviation of 42 (there's that number again <text:span text:style-name="T6"></text:span>). <text:s/>Suppose we wanted to know what the standard deviation of these variates would be after being transformed by the function</text:p>
      <text:p text:style-name="Equation"><draw:frame draw:style-name="fr2" draw:name="Object23" text:anchor-type="as-char" svg:width="23.04mm" svg:height="5.12mm" draw:z-index="33"><draw:object xlink:href="./Object 23" xlink:type="simple" xlink:show="embed" xlink:actuate="onLoad"/><draw:image xlink:href="./ObjectReplacements/Object 23" xlink:type="simple" xlink:show="embed" xlink:actuate="onLoad"/></draw:frame></text:p>
      <text:p text:style-name="Text_20_body">Yes, this is a contrived example, but it's much easier to just do a quickie numerical experiment (with some repetition to get a feel for the variability of the answer) than to try to analytically figure out the result. <text:s/>I have a script called <text:span text:style-name="Code">stats</text:span> that prints out the statistics for a column of numbers, so that's what I used:</text:p>
      <text:p text:style-name="Code_20_end">python fseq.py -x "sin(abs(x)) - log(abs(x)**2)" -s 0 normal 1000 137 42 | stats | grep "Std dev"</text:p>
      <text:p text:style-name="Text_20_body">You could use a simple python script to calculate the standard deviation:</text:p>
      <text:p text:style-name="Code">import sys, numpy</text:p>
      <text:p text:style-name="Code">data = numpy.array([float(i) for i in sys.stdin.read().strip().split("\n")])</text:p>
      <text:p text:style-name="Code_20_end">print(numpy.sqrt(numpy.cov(data)))</text:p>
      <text:p text:style-name="Text_20_body">For five successive calls with the <text:span text:style-name="Code">-s</text:span> option <text:span text:style-name="Code">0</text:span>, <text:span text:style-name="Code">1</text:span>, <text:span text:style-name="Code">2</text:span>, <text:span text:style-name="Code">3</text:span>, and <text:span text:style-name="Code">4</text:span>, I got the (sorted) standard deviations</text:p>
      <text:p text:style-name="Output_20_end">0.9863 0.9923 1.002 1.109 1.211</text:p>
      <text:p text:style-name="Text_20_body">I would have been hard-pressed to try to figure this out by hand.</text:p>
      <text:p text:style-name="Text_20_body">Another example is the question of what the n<text:span text:style-name="T4">th</text:span> finite difference of a sequence of normally-distributed variates is. <text:s/>If you imagine a normally-distributed time series and take it's derivative, it's going to be even more noisy; ditto for subsequent derivatives. <text:s/>The <text:span text:style-name="Code">fseq.py</text:span> script lets you simulate this quickly using the <text:span text:style-name="Code">-D</text:span> option to calculate the differences. <text:s/>For a sample of 20 deviates, here's how the differences increase with the difference order:</text:p>
      <text:p text:style-name="Code">python fseq.py -d 2 -t -s 0 normal 20</text:p>
      <text:p text:style-name="Output">0.99 -1.1 -0.090 0.86 -0.75 -1.0 -1.4 0.071 0.17 -0.54 2.0 -0.20 1.3 -1.0 1.2 0.020 1.6 2.1 -0.64 -0.74</text:p>
      <text:p text:style-name="Code">python fseq.py -D 1 -d 2 -t -s 0 normal 20</text:p>
      <text:p text:style-name="Output">-2.1 0.98 0.95 -1.6 -0.29 -0.39 1.5 0.095 -0.70 2.6 -2.2 1.5 -2.3 2.2 -1.2 1.6 0.54 -2.8 -0.093</text:p>
      <text:p text:style-name="Code">python fseq.py -D 2 -d 2 -t -s 0 normal 20</text:p>
      <text:p text:style-name="Output">3.0 -0.033 -2.6 1.3 -0.10 1.9 -1.4 -0.80 3.3 -4.8 3.7 -3.8 4.6 -3.4 2.7 -1.0 -3.3 2.7</text:p>
      <text:p text:style-name="Code">python fseq.py -D 3 -d 2 -t -s 0 normal 20</text:p>
      <text:p text:style-name="Output">-3.1 -2.5 3.9 -1.4 2.0 -3.3 0.62 4.1 -8.0 8.5 -7.5 8.4 -7.9 6.1 -3.7 -2.3 6.0</text:p>
      <text:p text:style-name="Code">python fseq.py -D 4 -d 2 -t -s 0 normal 20</text:p>
      <text:p text:style-name="Output">0.54 6.4 -5.3 3.4 -5.3 3.9 3.4 -12 17 -16 16 -16 14 -9.8 1.4 8.3</text:p>
      <text:p text:style-name="Code">python fseq.py -D 5 -d 2 -t -s 0 normal 20</text:p>
      <text:p text:style-name="Output_20_end">5.9 -12 8.7 -8.7 9.3 -0.49 -16 29 -33 32 -32 30 -24 11 6.8</text:p>
      <text:p text:style-name="Text_20_body">Clearly, the differences are growing, as expected.</text:p>
      <text:h text:style-name="Heading_20_2" text:outline-level="2">Random integers</text:h>
      <text:p text:style-name="Code_20_end">python fseq.py randint n a b</text:p>
      <text:p text:style-name="Text_20_body"><text:soft-page-break/>generates uniformly-distributed integers from <text:span text:style-name="Code">a</text:span> to <text:span text:style-name="Code">b</text:span>, inclusive. <text:s/>One use would be to simulate the roll of a six-sided die:</text:p>
      <text:p text:style-name="Code_20_end">python fseq.py -s 0 -t randint 40 1 6</text:p>
      <text:p text:style-name="Output_20_end">1 1 1 2 6 1 3 1 4 4 1 6 6 5 4 3 6 1 5 3 5 6 4 5 6 2 1 6 2 4 2 6 2 2 1 3 1 3 1 3</text:p>
      <text:p text:style-name="Text_20_body">The counts for the numbers are:</text:p>
      <text:p text:style-name="Text_20_body"/>
      <text:p text:style-name="Text_20_body"><draw:frame draw:style-name="fr4" draw:name="Object11" text:anchor-type="paragraph" svg:x="67.38mm" svg:y="0.05mm" svg:width="33.39mm" svg:height="34.38mm" draw:z-index="1"><draw:object xlink:href="./Object 11" xlink:type="simple" xlink:show="embed" xlink:actuate="onLoad"/><draw:image xlink:href="./ObjectReplacements/Object 11" xlink:type="simple" xlink:show="embed" xlink:actuate="onLoad"/></draw:frame>While the number of rolls of 1 here is 65% larger than the expected number of 40/6, such variations are not overly unusual. <text:s/>These variations are one of the things that humans don't simulate enough when trying to generate random numbers mentally (another is that humans don't put in enough runs like the beginning three 1's).</text:p>
      <text:h text:style-name="Heading_20_2" text:outline-level="2">Uniform</text:h>
      <text:p text:style-name="Code_20_end">python fseq.py uniform n a b </text:p>
      <text:p text:style-name="Text_20_body">produces uniformly-distributed floating point numbers in the half-open interval <draw:frame draw:style-name="fr2" draw:name="Object12" text:anchor-type="as-char" svg:width="10.53mm" svg:height="4.32mm" draw:z-index="34"><draw:object xlink:href="./Object 12" xlink:type="simple" xlink:show="embed" xlink:actuate="onLoad"/><draw:image xlink:href="./ObjectReplacements/Object 12" xlink:type="simple" xlink:show="embed" xlink:actuate="onLoad"/></draw:frame>. <text:s/>This is a generalization of the usual uniform random number generator that produces numbers in the half-open interval <draw:frame draw:style-name="fr2" draw:name="Object13" text:anchor-type="as-char" svg:width="9.82mm" svg:height="4.32mm" draw:z-index="11"><draw:object xlink:href="./Object 13" xlink:type="simple" xlink:show="embed" xlink:actuate="onLoad"/><draw:image xlink:href="./ObjectReplacements/Object 13" xlink:type="simple" xlink:show="embed" xlink:actuate="onLoad"/></draw:frame>.</text:p>
      <text:h text:style-name="Heading_20_2" text:outline-level="2">Sampling</text:h>
      <text:p text:style-name="Text_20_body">Note: <text:s/>python's <text:span text:style-name="Code">sample()</text:span> function in the <text:span text:style-name="Code">random</text:span> module allows you to select a random sample of a given size from a sequence by sampling without replacement. <text:s/>The <text:span text:style-name="Code">choice()</text:span> function in the same module can be used iteratively to choose a sample with sampling with replacement (in fact, these two functions are used by the <text:span text:style-name="Code">fseq.py</text:span> script to perform its sampling functions). <text:s/>The sampling done by <text:span text:style-name="Code">fseq.py</text:span> is on sets of sequential integers, but sometimes you need a sample from a sequence with repeated items or a heterogeneous collection. <text:s/>It doesn't take much python code to do such things. <text:s/>As an example, the following script shows sampling with and without replacement from a list with repeated items:</text:p>
      <text:p text:style-name="Code">import sys, random</text:p>
      <text:p text:style-name="Code"/>
      <text:p text:style-name="Code">out = sys.stdout.write</text:p>
      <text:p text:style-name="Code">nl = "\n"</text:p>
      <text:p text:style-name="Code">population = range(1, 5) + [4]*5 + [5]*6 + ["A"]*4</text:p>
      <text:p text:style-name="Code">random.seed(0)</text:p>
      <text:p text:style-name="Code">n = 4</text:p>
      <text:p text:style-name="Code"/>
      <text:p text:style-name="Code">out("The population:" + nl + " <text:s/>")</text:p>
      <text:p text:style-name="Code">for k in population:</text:p>
      <text:p text:style-name="Code"><text:s text:c="4"/>out(str(k) + " ")</text:p>
      <text:p text:style-name="Code">out(nl)</text:p>
      <text:p text:style-name="Code"/>
      <text:p text:style-name="Code">out("Five samples of size %d with replacement:" % n + nl)</text:p>
      <text:p text:style-name="Code">for i in range(5):</text:p>
      <text:p text:style-name="Code"><text:s text:c="4"/>s = []</text:p>
      <text:p text:style-name="Code"><text:s text:c="4"/>for i in range(n):</text:p>
      <text:p text:style-name="Code"><text:s text:c="8"/>s.append(random.choice(population))</text:p>
      <text:p text:style-name="Code"><text:s text:c="4"/>out(" <text:s/>")</text:p>
      <text:p text:style-name="Code"><text:s text:c="4"/>for k in s:</text:p>
      <text:p text:style-name="Code"><text:s text:c="8"/>out(str(k) + " ")</text:p>
      <text:p text:style-name="Code"><text:soft-page-break/><text:s text:c="4"/>out(nl)</text:p>
      <text:p text:style-name="Code"/>
      <text:p text:style-name="Code">out("Five samples of size %d without replacement:" % n + nl)</text:p>
      <text:p text:style-name="Code">for i in range(5):</text:p>
      <text:p text:style-name="Code"><text:s text:c="4"/>out(" <text:s/>")</text:p>
      <text:p text:style-name="Code"><text:s text:c="4"/>for k in random.sample(population, n):</text:p>
      <text:p text:style-name="Code"><text:s text:c="8"/>out(str(k) + " ")</text:p>
      <text:p text:style-name="Code_20_end"><text:s text:c="4"/>out(nl)</text:p>
      <text:p text:style-name="Text_20_body">results in</text:p>
      <text:p text:style-name="Output">The population:</text:p>
      <text:p text:style-name="Output"><text:s text:c="2"/>1 2 3 4 4 4 4 4 4 5 5 5 5 5 5 A A A A </text:p>
      <text:p text:style-name="Output">Five samples of size 4 with replacement:</text:p>
      <text:p text:style-name="Output"><text:s text:c="2"/>A 5 4 4 </text:p>
      <text:p text:style-name="Output"><text:s text:c="2"/>5 4 5 4 </text:p>
      <text:p text:style-name="Output"><text:s text:c="2"/>5 5 A 5 </text:p>
      <text:p text:style-name="Output"><text:s text:c="2"/>4 5 5 4 </text:p>
      <text:p text:style-name="Output"><text:s text:c="2"/>A A A A </text:p>
      <text:p text:style-name="Output">Five samples of size 4 without replacement:</text:p>
      <text:p text:style-name="Output"><text:s text:c="2"/>4 5 A 5 </text:p>
      <text:p text:style-name="Output"><text:s text:c="2"/>4 2 4 5 </text:p>
      <text:p text:style-name="Output"><text:s text:c="2"/>A A 4 5 </text:p>
      <text:p text:style-name="Output"><text:s text:c="2"/>4 5 5 1 </text:p>
      <text:p text:style-name="Output_20_end"><text:s text:c="2"/>5 4 5 5 </text:p>
      <text:h text:style-name="Heading_20_3" text:outline-level="3">With replacement</text:h>
      <text:p text:style-name="Text_20_body">Sampling with replacement is where a sample item is drawn from a population and returned to the population before the next sample is drawn (and the population is "stirred" so that the next draw is independent of the last). <text:s/>When a population having two states is sampled in this fashion, the binomial distribution is the relevant distribution of the counts of one of the states in the sample. <text:s/>When the size of the population n is large and the sample size m is small compared to n (i.e., <draw:frame draw:style-name="fr2" draw:name="Object22" text:anchor-type="as-char" svg:width="12.19mm" svg:height="4.34mm" draw:z-index="22"><draw:object xlink:href="./Object 22" xlink:type="simple" xlink:show="embed" xlink:actuate="onLoad"/><draw:image xlink:href="./ObjectReplacements/Object 22" xlink:type="simple" xlink:show="embed" xlink:actuate="onLoad"/></draw:frame>, sampling with replacement and sampling without replacement produce similar results.</text:p>
      <text:p text:style-name="Text_20_body">The fundamental idea of sampling with replacement is that since the sampled item is put back into the population, the result of each sampling event is statistically independent of any other such sampling event. <text:s/>In other words, the result of the n<text:span text:style-name="T4">th</text:span> sampling event has no bearing on the m<text:span text:style-name="T4">th</text:span> sampling event for any values of n and m. <text:s/>This makes it straightforward to calculate the probabilities of different outcomes.</text:p>
      <text:p text:style-name="Text_20_body">In contrast, sampling without replacement means what I draw on the n<text:span text:style-name="T4">th</text:span> sample affects the probabilities of what I draw on the (n + 1)<text:span text:style-name="T4">st</text:span> sample. <text:s/>The calculation of the probabilities requires a bit more bookkeeping.</text:p>
      <text:p text:style-name="Text_20_body">Suppose you wanted a sample of 8 integers from a set containing the integers 1 to 20 and you wanted to sample with replacement. <text:s/>You'd do this with the <text:span text:style-name="Code">fseq.py</text:span> script by</text:p>
      <text:p text:style-name="Code_20_end">python fseq.py z -S -s a -t wr 100 8</text:p>
      <text:p text:style-name="Output_20_end">5 20 25 29 29 39 66 92</text:p>
      <text:p text:style-name="Text_20_body">Note that 29 was selected twice.</text:p>
      <text:h text:style-name="Heading_20_3" text:outline-level="3">Without replacement</text:h>
      <text:p text:style-name="Text_20_body">Sampling without replacement is where a sample item is drawn from a population and not returned before the next sample is drawn. <text:s/>When a population having two states is sampled in this fashion, the hypergeometric distribution is the relevant distribution of the counts of the number of the states in the sample.</text:p>
      <text:p text:style-name="Text_20_body">A simple example is a poker hand. <text:s/>Let the cards be numbered from 1 to 52. <text:s/>Then we can draw a random sample of 5 cards with:</text:p>
      <text:p text:style-name="Code_20_end">python fseq.py -t -S -s 0 wor 52 5</text:p>
      <text:p text:style-name="Output_20_end">6 7 24 32 49</text:p>
      <text:p text:style-name="Text_20_body"><text:soft-page-break/>Of course, we'd have to have some way of converting the numbers to the actual cards.</text:p>
      <text:p text:style-name="Text_20_body">A practical example is acceptance sampling in quality control. <text:s/>Suppose a box that is shipped to a customer contains n widgets. <text:s/>These widgets are numbered from 1 to n in the box; the low numbers are on top and the numbers increase as you go deeper in the box (for example, mentally picture stacks of cartons of a dozen eggs where each egg in a carton gets a number before starting to number the carton below it). <text:s/>You'd want a random sample from the box for sampling inspection; a random sample is such that each item drawn has an equal probability of being drawn. <text:s/>However, humans tend to be lazy and an inspector might decide to take most or all of the samples from the top or near the top of the box. <text:s/>This could introduce bias into the inspection process, which ultimately can lead to making poor decisions.</text:p>
      <text:p text:style-name="Text_20_body">For example, suppose that three production lines each contribute widgets to the box. <text:s/>Line 1's output is used to fill the bottom third of the box, line 2's output for the middle third, and line 3's for the top third. <text:s/>If the inspector just took samples from the top of the box, he'd be getting a biased sample that mostly represented the output of line 3. <text:s/>A problem on line 1 or 2 might not be spotted. <text:s/>One management objective of such a situation would be to ensure the inspectors were properly trained in why it's important for them to do their sampling carefully.</text:p>
      <text:p text:style-name="Text_20_body">Suppose that each box contains 100 items and we want to inspect a sample of 5 items from each box. <text:s/>The <text:span text:style-name="Code">fseq.py</text:span> script can give us a random sample to use to draw the items from the box:</text:p>
      <text:p text:style-name="Code_20_end">python fseq.py -t -S -s 0 wor 100 5</text:p>
      <text:p text:style-name="Output">11 12 45 61 94</text:p>
      <text:p text:style-name="Output">8 18 41 87 89</text:p>
      <text:p text:style-name="Output">28 34 66 74 87</text:p>
      <text:p text:style-name="Output">19 69 81 83 88</text:p>
      <text:p text:style-name="Output_20_end">34 47 50 54 72</text:p>
      <text:p text:style-name="Text_20_body">where we used sequential seed numbers (0, 1, 2, 3, 4) to generate five samples in a row. <text:s/>The following figure shows each of these sample values plotted to give you a feeling for what these random samples look like:</text:p>
      <text:p text:style-name="Text_20_body"><draw:frame draw:style-name="fr1" draw:name="graphics1" text:anchor-type="paragraph" svg:width="127mm" svg:height="95.25mm" draw:z-index="8"><draw:image xlink:href="../pictures/sampling_wor.png" xlink:type="simple" xlink:show="embed" xlink:actuate="onLoad"/></draw:frame>The row of black dots at y = 5.5 is a plot of the 25 points collapsed onto one line. <text:s/>I would imagine few people would disagree with the statement that it would fairly represents the whole (within sampling error, at least).</text:p>
      <text:h text:style-name="Heading_20_2" text:outline-level="2"><text:soft-page-break/>Shuffling</text:h>
      <text:p text:style-name="Text_20_body">Shuffling involves a random permutation of a set. <text:s/>An example is where a deck of 52 cards is numbered from 1 to 52 and we use <text:span text:style-name="Code">fseq.py</text:span> to generate a shuffled version of this set of numbers:</text:p>
      <text:p text:style-name="Code_20_end">python fseq.py -t -s 0 shuffle 52</text:p>
      <text:p text:style-name="Output_20_end">12 21 5 30 35 17 47 22 3 19 28 7 34 48 37 2 33 51 42 18 29 26 43 46 36 24 13 45 32 31 15 16 23 14 38 11 44 8 39 41 6 1 4 20 49 27 50 10 52 25 40 9</text:p>
      <text:p text:style-name="Text_20_body">Python's random number generator used for shuffling is the Mersenne twister and has a period of 4<text:span text:style-name="T7">×</text:span>10<text:span text:style-name="T4">6001</text:span>. <text:s/>This corresponds to the number of permutations of a set of about 2080, so for sets larger than this, you wouldn't be able to get a true random sample. <text:s/>For most practical problems, this probably won't be an issue.</text:p>
      <text:p text:style-name="Text_20_body">An excellent use of this shuffling ability is in determining run order for experiments. <text:s/>Suppose we are doing a 3-factor 2-level full factorial experiment with center point. <text:s/>There are 2<text:span text:style-name="T4">3</text:span> + 1 or 9 points in the factor space. <text:s/>If we want two replicates at each point, then there will be 18 different experimental treatments. <text:s/>We'd want to randomize the order of these treatments, so we'd use a random permutation of the set of numbers from 1 to 18 to schedule the experiment's ordering:</text:p>
      <text:p text:style-name="Code_20_end">python fseq.py -t -s 0 shuffle 18</text:p>
      <text:p text:style-name="Output_20_end">2 7 3 17 5 13 1 14 4 12 11 15 6 10 16 18 8 9</text:p>
      <text:p text:style-name="Text_20_body">and the run order of the treatments is shown in the following table:</text:p>
      <text:p text:style-name="Text_20_body"><draw:frame draw:style-name="fr4" draw:name="Object21" text:anchor-type="paragraph" svg:x="58.88mm" svg:y="2.77mm" svg:width="66.16mm" svg:height="53.92mm" draw:z-index="9"><draw:object xlink:href="./Object 21" xlink:type="simple" xlink:show="embed" xlink:actuate="onLoad"/><draw:image xlink:href="./ObjectReplacements/Object 21" xlink:type="simple" xlink:show="embed" xlink:actuate="onLoad"/></draw:frame>This experimental randomization is important to help minimize bias in experimentation and provide reasonable estimates for the response uncertainty. <text:s/>See R. A. <text:a xlink:type="simple" xlink:href="http://en.wikipedia.org/wiki/Lady_tasting_tea" text:style-name="Internet_20_link" text:visited-style-name="Visited_20_Internet_20_Link">Fisher's</text:a> famous <text:span text:style-name="T2">The Mathematics of a Lady Tasting Tea</text:span> for an introduction (e.g., in J. Newman ed., <text:span text:style-name="T2">The Mathematical Way of Thinking</text:span><text:span text:style-name="T3">, Simon and Schuster, 1956); you can also find copies and discussions on the web) </text:span>and consult a text like Box, Hunter, and Hunter, <text:span text:style-name="T2">Statistics for Experimenters</text:span>, Wiley, 1978, for more details.</text:p>
      <text:h text:style-name="Heading_20_1" text:outline-level="1">PDFs and CDFs</text:h>
      <text:p text:style-name="Text_20_body">The <text:span text:style-name="Code">-c</text:span> option causes the <text:span text:style-name="Code">fseq.py</text:span> script to calculate the cumulative distribution function (CDF) of a given distribution. <text:s/>This calculates the probability of a random variable X being less than or equal to a given value x: <text:s/><draw:frame draw:style-name="fr2" draw:name="Object31" text:anchor-type="as-char" svg:width="38.86mm" svg:height="4.46mm" draw:z-index="35"><draw:object xlink:href="./Object 31" xlink:type="simple" xlink:show="embed" xlink:actuate="onLoad"/><draw:image xlink:href="./ObjectReplacements/Object 31" xlink:type="simple" xlink:show="embed" xlink:actuate="onLoad"/></draw:frame>.</text:p>
      <text:p text:style-name="Text_20_body">The <text:span text:style-name="Code">-p</text:span> option causes the <text:span text:style-name="Code">fseq.py</text:span> script to calculate the probability density function<text:note text:id="ftn3" text:note-class="footnote"><text:note-citation>3</text:note-citation><text:note-body><text:p text:style-name="Footnote">This is sometimes called the probability mass function for discrete distributions, but this use has only come into vogue in the last few decades.</text:p></text:note-body></text:note> (PDF) of a given distribution. <text:s/>This calculates the probability of a random variable X being equal to a given value x: <text:s/><draw:frame draw:style-name="fr2" draw:name="Object39" text:anchor-type="as-char" svg:width="38.89mm" svg:height="4.5mm" draw:z-index="36"><draw:object xlink:href="./Object 39" xlink:type="simple" xlink:show="embed" xlink:actuate="onLoad"/><draw:image xlink:href="./ObjectReplacements/Object 39" xlink:type="simple" xlink:show="embed" xlink:actuate="onLoad"/><svg:desc>formula</svg:desc></draw:frame>.</text:p>
      <text:p text:style-name="Text_20_body">In the following sections, I'll use the example of making a table of the CDF for the distribution over a <text:soft-page-break/>reasonable set of input values. <text:s/>I'll use the command <text:span text:style-name="Code">seq</text:span> as a shorthand for <text:span text:style-name="Code">python fseq.py</text:span> and use typical UNIX shell (bash) syntax. <text:s/>The only things that might be unfamiliar to a non-UNIX user are:</text:p>
      <text:list xml:id="list8346132824485723892" text:style-name="Hierarchical_20_-_20_1_2c__20_a_2c__20_i_2c__20_etc.">
        <text:list-item>
          <text:p text:style-name="P2"><text:span text:style-name="Code">$(cmd)</text:span> means to execute the command <text:span text:style-name="Code">cmd</text:span> and replace the <text:span text:style-name="Code">$(...)</text:span> by the output of the command. <text:s/>For the <text:span text:style-name="Code">seq</text:span> command, it's important to use the <text:span text:style-name="Code">-t</text:span> option to get all the output on one line for this <text:span text:style-name="Code">$(...)</text:span> construct.</text:p>
        </text:list-item>
        <text:list-item>
          <text:p text:style-name="P2"><text:span text:style-name="Code">paste a b</text:span> means to take line 1 from files <text:span text:style-name="Code">a</text:span> and <text:span text:style-name="Code">b</text:span> and concatenate them, separated by a tab character, making the first line of the output. <text:s/>Repeat for subsequent lines.</text:p>
        </text:list-item>
      </text:list>
      <text:p text:style-name="Text_20_body">You must have <text:a xlink:type="simple" xlink:href="http://www.scipy.org/" text:style-name="Internet_20_link" text:visited-style-name="Visited_20_Internet_20_Link">scipy</text:a> installed if you wish to use the <text:span text:style-name="Code">-c</text:span> or <text:span text:style-name="Code">-p</text:span> options.</text:p>
      <text:h text:style-name="Heading_20_2" text:outline-level="2">binomial</text:h>
      <text:p text:style-name="Text_20_body">Suppose we have a population of 20 items with half of them with the desired property. <text:s/>Print the probability of drawing <text:span text:style-name="Code">x</text:span> items or fewer when sampling with replacement:</text:p>
      <text:p text:style-name="Code">seq 0 20 &gt;file1</text:p>
      <text:p text:style-name="Code">seq -c bin 20 0.5 $(seq -t 0 20) &gt;file2</text:p>
      <text:p text:style-name="Code_20_end">paste file1 file2</text:p>
      <text:p text:style-name="Output">0<text:tab/>9.54e-7</text:p>
      <text:p text:style-name="Output">1<text:tab/>2.00e-5</text:p>
      <text:p text:style-name="Output">2<text:tab/>2.01e-4</text:p>
      <text:p text:style-name="Output">3<text:tab/>0.00129</text:p>
      <text:p text:style-name="Output">4<text:tab/>0.00591</text:p>
      <text:p text:style-name="Output">5<text:tab/>0.0207</text:p>
      <text:p text:style-name="Output">6<text:tab/>0.0577</text:p>
      <text:p text:style-name="Output">7<text:tab/>0.132</text:p>
      <text:p text:style-name="Output">8<text:tab/>0.252</text:p>
      <text:p text:style-name="Output">9<text:tab/>0.412</text:p>
      <text:p text:style-name="Output">10<text:tab/>0.588</text:p>
      <text:p text:style-name="Output">11<text:tab/>0.748</text:p>
      <text:p text:style-name="Output">12<text:tab/>0.868</text:p>
      <text:p text:style-name="Output">13<text:tab/>0.942</text:p>
      <text:p text:style-name="Output">14<text:tab/>0.979</text:p>
      <text:p text:style-name="Output">15<text:tab/>0.994</text:p>
      <text:p text:style-name="Output">16<text:tab/>0.999</text:p>
      <text:p text:style-name="Output">17<text:tab/>1.00</text:p>
      <text:p text:style-name="Output">18<text:tab/>1.00</text:p>
      <text:p text:style-name="Output">19<text:tab/>1.00</text:p>
      <text:p text:style-name="Output_20_end">20<text:tab/>1</text:p>
      <text:p text:style-name="Text_20_body">Note you can use the <text:span text:style-name="Code">-D</text:span> option to difference the CDF output to estimate the PDF:</text:p>
      <text:p text:style-name="Code">seq 0 20 &gt;file1</text:p>
      <text:p text:style-name="Code">seq -c -D 1 bin 20 0.5 $(seq -t 0 20) &gt;file2</text:p>
      <text:p text:style-name="Code_20_end">paste file1 file2</text:p>
      <text:p text:style-name="Output">0<text:tab/>9.54e-7</text:p>
      <text:p text:style-name="Output">1<text:tab/>1.91e-5</text:p>
      <text:p text:style-name="Output">2<text:tab/>1.81e-4</text:p>
      <text:p text:style-name="Output">3<text:tab/>0.00109</text:p>
      <text:p text:style-name="Output">4<text:tab/>0.00462</text:p>
      <text:p text:style-name="Output">5<text:tab/>0.0148</text:p>
      <text:p text:style-name="Output">6<text:tab/>0.0370</text:p>
      <text:p text:style-name="Output">7<text:tab/>0.0739</text:p>
      <text:p text:style-name="Output">8<text:tab/>0.120</text:p>
      <text:p text:style-name="Output">9<text:tab/>0.160</text:p>
      <text:p text:style-name="Output">10<text:tab/>0.176</text:p>
      <text:p text:style-name="Output">11<text:tab/>0.160</text:p>
      <text:p text:style-name="Output">12<text:tab/>0.120</text:p>
      <text:p text:style-name="Output">13<text:tab/>0.0739</text:p>
      <text:p text:style-name="Output">14<text:tab/>0.0370</text:p>
      <text:p text:style-name="Output">15<text:tab/>0.0148</text:p>
      <text:p text:style-name="Output">16<text:tab/>0.00462</text:p>
      <text:p text:style-name="Output">17<text:tab/>0.00109</text:p>
      <text:p text:style-name="Output"><text:soft-page-break/>18<text:tab/>1.81e-4</text:p>
      <text:p text:style-name="Output">19<text:tab/>1.91e-5</text:p>
      <text:p text:style-name="Output_20_end">20<text:tab/>9.54e-7</text:p>
      <text:p text:style-name="Text_20_body">I manually had to put the CDF value for 0 as the first line of the resulting array because the <text:span text:style-name="Code">diff</text:span> consumes one of the array's data points (i.e., they're differenced in pairs). <text:s/>Note the peak is at <draw:frame draw:style-name="fr2" draw:name="Object40" text:anchor-type="as-char" svg:width="14.25mm" svg:height="4.32mm" draw:z-index="37"><draw:object xlink:href="./Object 40" xlink:type="simple" xlink:show="embed" xlink:actuate="onLoad"/><draw:image xlink:href="./ObjectReplacements/Object 40" xlink:type="simple" xlink:show="embed" xlink:actuate="onLoad"/></draw:frame>.</text:p>
      <text:p text:style-name="Text_20_body">Check: <text:s/>the binomial PDF is <draw:frame draw:style-name="fr2" draw:name="Object36" text:anchor-type="as-char" svg:width="53.83mm" svg:height="10.32mm" draw:z-index="38"><draw:object xlink:href="./Object 36" xlink:type="simple" xlink:show="embed" xlink:actuate="onLoad"/><draw:image xlink:href="./ObjectReplacements/Object 36" xlink:type="simple" xlink:show="embed" xlink:actuate="onLoad"/></draw:frame>. <text:s/>Here, for n = 20, p = 0.5, and k = 0 we get <draw:frame draw:style-name="fr2" draw:name="Object37" text:anchor-type="as-char" svg:width="95.96mm" svg:height="10.35mm" draw:z-index="39"><draw:object xlink:href="./Object 37" xlink:type="simple" xlink:show="embed" xlink:actuate="onLoad"/><draw:image xlink:href="./ObjectReplacements/Object 37" xlink:type="simple" xlink:show="embed" xlink:actuate="onLoad"/><svg:desc>formula</svg:desc></draw:frame> as expected. <text:s/>You'll get the proper number for <draw:frame draw:style-name="fr2" draw:name="Object38" text:anchor-type="as-char" svg:width="9.31mm" svg:height="4.32mm" draw:z-index="40"><draw:object xlink:href="./Object 38" xlink:type="simple" xlink:show="embed" xlink:actuate="onLoad"/><draw:image xlink:href="./ObjectReplacements/Object 38" xlink:type="simple" xlink:show="embed" xlink:actuate="onLoad"/></draw:frame> if you insert the numbers.</text:p>
      <text:p text:style-name="Text_20_body">Finally, you can check the PDF numbers above directly by calculating the PDF with the <text:span text:style-name="Code">-p</text:span> option:</text:p>
      <text:p text:style-name="Code">seq 0 20 &gt;file1</text:p>
      <text:p text:style-name="Code">seq -p bin 20 0.5 $(seq -t 0 20) &gt;file2</text:p>
      <text:p text:style-name="Code_20_end">paste file1 file2</text:p>
      <text:p text:style-name="Output">0<text:tab/>9.54e-7</text:p>
      <text:p text:style-name="Output">1<text:tab/>1.91e-5</text:p>
      <text:p text:style-name="Output">2<text:tab/>1.81e-4</text:p>
      <text:p text:style-name="Output">3<text:tab/>0.00109</text:p>
      <text:p text:style-name="Output">4<text:tab/>0.00462</text:p>
      <text:p text:style-name="Output">5<text:tab/>0.0148</text:p>
      <text:p text:style-name="Output">6<text:tab/>0.0370</text:p>
      <text:p text:style-name="Output">7<text:tab/>0.0739</text:p>
      <text:p text:style-name="Output">8<text:tab/>0.120</text:p>
      <text:p text:style-name="Output">9<text:tab/>0.160</text:p>
      <text:p text:style-name="Output">10<text:tab/>0.176</text:p>
      <text:p text:style-name="Output">11<text:tab/>0.160</text:p>
      <text:p text:style-name="Output">12<text:tab/>0.120</text:p>
      <text:p text:style-name="Output">13<text:tab/>0.0739</text:p>
      <text:p text:style-name="Output">14<text:tab/>0.0370</text:p>
      <text:p text:style-name="Output">15<text:tab/>0.0148</text:p>
      <text:p text:style-name="Output">16<text:tab/>0.00462</text:p>
      <text:p text:style-name="Output">17<text:tab/>0.00109</text:p>
      <text:p text:style-name="Output">18<text:tab/>1.81e-4</text:p>
      <text:p text:style-name="Output">19<text:tab/>1.91e-5</text:p>
      <text:p text:style-name="Output_20_end">20<text:tab/>9.54e-7</text:p>
      <text:h text:style-name="Heading_20_2" text:outline-level="2">hypergeometric</text:h>
      <text:p text:style-name="Text_20_body">Suppose we have a population of 20 items with half of them with the desired property. <text:s/>Print the probability of drawing <text:span text:style-name="Code">x</text:span> items or fewer if samples of size <text:span text:style-name="Code">m = 10</text:span> are taken:</text:p>
      <text:p text:style-name="Code">seq 0 20 &gt;file1</text:p>
      <text:p text:style-name="Code">seq -c hyp 20 0.5 10 $(seq -t 0 20) &gt;file2</text:p>
      <text:p text:style-name="Code_20_end">paste file1 file2</text:p>
      <text:p text:style-name="Output">0<text:tab/>5.41e-6<text:line-break/>1<text:tab/>5.47e-4<text:line-break/>2<text:tab/>0.0115<text:line-break/>3<text:tab/>0.0894<text:line-break/>4<text:tab/>0.328<text:line-break/>5<text:tab/>0.672<text:line-break/>6<text:tab/>0.911<text:line-break/>7<text:tab/>0.988<text:line-break/>8<text:tab/>0.999<text:line-break/>9<text:tab/>1.00<text:line-break/>10<text:tab/>1<text:line-break/>11<text:tab/>1<text:line-break/>12<text:tab/>1<text:line-break/>13<text:tab/>1<text:line-break/>14<text:tab/>1<text:line-break/>15<text:tab/>1<text:line-break/><text:soft-page-break/>16<text:tab/>1<text:line-break/>17<text:tab/>1<text:line-break/>18<text:tab/>1<text:line-break/>19<text:tab/>1<text:line-break/>20<text:tab/>1<text:line-break/></text:p>
      <text:h text:style-name="Heading_20_2" text:outline-level="2">normal</text:h>
      <text:p text:style-name="Text_20_body">The following is for the CDF of the standard normal distribution N(0, 1):</text:p>
      <text:p text:style-name="Code">seq 0 10 &gt;file1</text:p>
      <text:p text:style-name="Code">seq -d 15 -c norm $(seq -t 0 10) &gt;file2</text:p>
      <text:p text:style-name="Code_20_end">paste file1 file2</text:p>
      <text:p text:style-name="Output">0<text:tab/>0.500000000000000</text:p>
      <text:p text:style-name="Output">1<text:tab/>0.841344746068543</text:p>
      <text:p text:style-name="Output">2<text:tab/>0.977249868051821</text:p>
      <text:p text:style-name="Output">3<text:tab/>0.998650101968370</text:p>
      <text:p text:style-name="Output">4<text:tab/>0.999968328758167</text:p>
      <text:p text:style-name="Output">5<text:tab/>0.999999713348428</text:p>
      <text:p text:style-name="Output">6<text:tab/>0.999999999013412</text:p>
      <text:p text:style-name="Output">7<text:tab/>0.999999999998720</text:p>
      <text:p text:style-name="Output">8<text:tab/>0.999999999999999</text:p>
      <text:p text:style-name="Output">9<text:tab/>1</text:p>
      <text:p text:style-name="Output_20_end">10<text:tab/>1</text:p>
      <text:p text:style-name="Text_20_body">The next command shows the results for N(1, 1) with the same z arguments and demonstrates the need for expressing the mean and standard deviation with a colon character between them (otherwise the program couldn't tell between the distribution parameters and the abscissas to evaluate the CDF at):</text:p>
      <text:p text:style-name="Code">seq 0 10 &gt;file1</text:p>
      <text:p text:style-name="Code">seq -d 15 -c norm 1:1 $(seq -t 0 10) &gt;file2</text:p>
      <text:p text:style-name="Code_20_end">paste file1 file2</text:p>
      <text:p text:style-name="Output">0<text:tab/>0.158655253931457</text:p>
      <text:p text:style-name="Output">1<text:tab/>0.500000000000000</text:p>
      <text:p text:style-name="Output">2<text:tab/>0.841344746068543</text:p>
      <text:p text:style-name="Output">3<text:tab/>0.977249868051821</text:p>
      <text:p text:style-name="Output">4<text:tab/>0.998650101968370</text:p>
      <text:p text:style-name="Output">5<text:tab/>0.999968328758167</text:p>
      <text:p text:style-name="Output">6<text:tab/>0.999999713348428</text:p>
      <text:p text:style-name="Output">7<text:tab/>0.999999999013412</text:p>
      <text:p text:style-name="Output">8<text:tab/>0.999999999998720</text:p>
      <text:p text:style-name="Output">9<text:tab/>0.999999999999999</text:p>
      <text:p text:style-name="Output_20_end">10<text:tab/>1</text:p>
      <text:h text:style-name="Heading_20_2" text:outline-level="2">poisson</text:h>
      <text:p text:style-name="Code">seq 0 10 &gt;file1</text:p>
      <text:p text:style-name="Code">seq -c poisson 4 $(seq -t 0 10) &gt;file2</text:p>
      <text:p text:style-name="Code_20_end">paste file1 file2</text:p>
      <text:p text:style-name="Output">0<text:tab/>0.0183</text:p>
      <text:p text:style-name="Output">1<text:tab/>0.0916</text:p>
      <text:p text:style-name="Output">2<text:tab/>0.238</text:p>
      <text:p text:style-name="Output">3<text:tab/>0.433</text:p>
      <text:p text:style-name="Output">4<text:tab/>0.629</text:p>
      <text:p text:style-name="Output">5<text:tab/>0.785</text:p>
      <text:p text:style-name="Output">6<text:tab/>0.889</text:p>
      <text:p text:style-name="Output">7<text:tab/>0.949</text:p>
      <text:p text:style-name="Output">8<text:tab/>0.979</text:p>
      <text:p text:style-name="Output">9<text:tab/>0.992</text:p>
      <text:p text:style-name="Output_20_end">10<text:tab/>0.997</text:p>
      <text:h text:style-name="Heading_20_1" text:outline-level="1"><text:soft-page-break/>Options</text:h>
      <text:h text:style-name="Heading_20_2" text:outline-level="2">-0, -1</text:h>
      <text:p text:style-name="Text_20_body">When arrays for random numbers are generated for shuffling and sampling, they are generated from 1 to n where n is the desired sample size. <text:s/>Sometimes you want the numbers to go from 0 to n - 1; in this case, use the <text:span text:style-name="Code">-0</text:span> option. <text:s/><text:span text:style-name="Code">-1</text:span> is the default; it's provided mainly for documentation purposes.</text:p>
      <text:h text:style-name="Heading_20_2" text:outline-level="2">-E <text:s/>"E" series numbers</text:h>
      <text:p text:style-name="Text_20_body">The E series of numbers are part of the IEC 60063 standard. <text:s/>One place they're used is in designating nominal values of electrical components. <text:s/>See the discussion in <text:span text:style-name="Section"><text:bookmark-ref text:reference-format="text" text:ref-name="__RefHeading__18507_1157431321">E series</text:bookmark-ref></text:span>.</text:p>
      <text:h text:style-name="Heading_20_2" text:outline-level="2">-F <text:s/>Convert output to fractions</text:h>
      <text:p text:style-name="Text_20_body">The <text:span text:style-name="Code">-F</text:span> option causes the output to be converted to fractions; in general, these fractions are approximations of the real numbers making up the sequence. <text:s/>The argument to the <text:span text:style-name="Code">-F</text:span> option is the largest allowed denominator in the fraction (this lets you decide on how good of an approximation you want). <text:s/>If the argument is 0, then the approximation is exact in the sense that performing the indicated division exactly reproduces the starting floating point value.</text:p>
      <text:h text:style-name="Heading_20_2" text:outline-level="2">-I <text:s/>Force output to integer</text:h>
      <text:p text:style-name="Text_20_body">(Note the option is the upper-case i) <text:s/>Using this option forces the output to always be an integer. <text:s/>The algorithm for each floating point number is to add 0.5, then take the integer part.</text:p>
      <text:h text:style-name="Heading_20_2" text:outline-level="2">-L <text:s/>Natural logarithm increment</text:h>
      <text:p text:style-name="Text_20_body"><draw:frame draw:style-name="fr3" draw:name="Object24" text:anchor-type="as-char" svg:y="-4.22mm" svg:width="3.55mm" svg:height="4.85mm" draw:z-index="24"><draw:object xlink:href="./Object 24" xlink:type="simple" xlink:show="embed" xlink:actuate="onLoad"/><draw:image xlink:href="./ObjectReplacements/Object 24" xlink:type="simple" xlink:show="embed" xlink:actuate="onLoad"/></draw:frame> is displayed where <draw:frame draw:style-name="fr3" draw:name="Object25" text:anchor-type="as-char" svg:y="-3.53mm" svg:width="63.68mm" svg:height="4.46mm" draw:z-index="25"><draw:object xlink:href="./Object 25" xlink:type="simple" xlink:show="embed" xlink:actuate="onLoad"/><draw:image xlink:href="./ObjectReplacements/Object 25" xlink:type="simple" xlink:show="embed" xlink:actuate="onLoad"/></draw:frame> <text:s/>This logarithmically spaces the numbers.</text:p>
      <text:h text:style-name="Heading_20_2" text:outline-level="2">-R <text:s/>Renard series numbers</text:h>
      <text:p text:style-name="Text_20_body">See the discussion in <text:span text:style-name="Section"><text:bookmark-ref text:reference-format="text" text:ref-name="__RefHeading__18514_1157431321">Renard numbers</text:bookmark-ref></text:span>.</text:p>
      <text:h text:style-name="Heading_20_2" text:outline-level="2">-S <text:s/>Sort output array</text:h>
      <text:p text:style-name="Text_20_body">The output array is sorted. <text:s/>This sorting occurs after all transformations and differences are calculated.</text:p>
      <text:h text:style-name="Heading_20_2" text:outline-level="2">-X <text:s/>Array transformation</text:h>
      <text:p text:style-name="Text_20_body">Specify a function <text:span text:style-name="T2">f</text:span> that is used to transform the array of numbers. <text:s/>Since the transformation operates on the whole array, the function <text:span text:style-name="T2">f</text:span> must be vectorized in the numpy sense or be a numpy ufunc. <text:s/>You can use <text:span text:style-name="Code">np</text:span> as the name of the numpy module and the <text:span text:style-name="Code">math</text:span> module's functions are in scope. <text:s/>Contrast to the <text:span text:style-name="Code">-x</text:span> transformation option, which operates on each element of the array.</text:p>
      <text:p text:style-name="Text_20_body">The <text:span text:style-name="Code">-x</text:span> transformation is applied to the data before the <text:span text:style-name="Code">-X</text:span> transformation is if both are specified.</text:p>
      <text:h text:style-name="Heading_20_2" text:outline-level="2">-c <text:s/>CDF</text:h>
      <text:p text:style-name="Text_20_body">Calculates the CDF for the indicated distribution</text:p>
      <text:p text:style-name="Code">bin n p x1 [x2 ...] <text:s text:c="4"/>Binomial P(X &lt;= x1 | n, p)</text:p>
      <text:p text:style-name="Code">hyp N p m x1 [x2 ...] <text:s text:c="2"/>Hypergeometric P(X &lt;= x1 | N, p, m)</text:p>
      <text:p text:style-name="Code">exp mu x1 [x2 ...] <text:s text:c="5"/>Exponential P(X &lt;= x1 | mu)</text:p>
      <text:p text:style-name="Code">norm x1 [x2 ...] <text:s text:c="7"/>Standard normal P(X &lt;= x1 | mu=0, sigma=1)</text:p>
      <text:p text:style-name="Code">norm mu:s x1 [x2 ...] <text:s text:c="2"/>Normal P(X &lt;= x1 | mu, sigma=s)</text:p>
      <text:p text:style-name="Code_20_end">poisson mu x1 [x2 ...] <text:s/>Poisson P(X &lt;= x1 | mu)</text:p>
      <text:p text:style-name="Text_20_body">The cumulative probability is given for each <text:span text:style-name="Code">x</text:span> supplied on the command line. <text:s/>For the binomial and hypergeometric distributions, <text:span text:style-name="Code">p</text:span> is the fraction of the population with the desired attribute. <text:s/></text:p>
      <text:h text:style-name="Heading_20_2" text:outline-level="2"><text:soft-page-break/><text:s/>-d <text:s/>Significant figures</text:h>
      <text:p text:style-name="Text_20_body">Determines the number of significant figures in the display of a floating point number when the argument to <text:span text:style-name="Code">-d</text:span> is an integer. <text:s/>When the argument is a string, then it must be a string interpolation expression. <text:s/>For example, the string <text:span text:style-name="Code">%.3f</text:span> would cause the output to be fixed at three decimal places.</text:p>
      <text:h text:style-name="Heading_20_2" text:outline-level="2">-e <text:s/>Determining integers</text:h>
      <text:p text:style-name="Text_20_body">The argument to the <text:span text:style-name="Code">-e</text:span> option is used to determine when a number is close enough to an integer to be expressed as an integer. <text:s/>Normal floating point calculations often suffer from roundoff error and can differ from an integer by small amounts, thus forcing them to be displayed as floating point numbers. <text:s/>The <text:span text:style-name="Code">-e</text:span> option is the maximum relative difference between x and int(x + 0.5) to allow x to be declared an integer.</text:p>
      <text:h text:style-name="Heading_20_2" text:outline-level="2">-f <text:s/>Floating point output</text:h>
      <text:p text:style-name="Text_20_body">This option forces all numbers to be converted to floating point, even if they are integers. <text:s/>Note there are cases where this might not appear to be true, but this is an artifact of the <text:span text:style-name="Code">_sig()</text:span> function used to display floats to a specified number of significant figures. <text:s/>Example:</text:p>
      <text:p text:style-name="Code_20_end">python fseq.py -t 10 </text:p>
      <text:p text:style-name="Text_20_body">gives</text:p>
      <text:p text:style-name="Output_20_end">1 2 3 4 5 6 7 8 9 10</text:p>
      <text:p text:style-name="Text_20_body">and </text:p>
      <text:p text:style-name="Code_20_end">python fseq.py -f -t 10 </text:p>
      <text:p text:style-name="Text_20_body">gives</text:p>
      <text:p text:style-name="Output_20_end">1.0 2.0 3.0 4.0 5.0 6.0 7.0 8.0 9.0 10</text:p>
      <text:p text:style-name="Text_20_body">It might appear that the 10 is an integer; but, in fact, it is a floating point number expressed to 2 significant figures as the other numbers were. <text:s/>You can verify this by using 3 significant figures:</text:p>
      <text:p text:style-name="Code_20_end">python fseq.py -d 3 -f -t 10 </text:p>
      <text:p text:style-name="Output_20_end">1.00 2.00 3.00 4.00 5.00 6.00 7.00 8.00 9.00 10.0</text:p>
      <text:h text:style-name="Heading_20_2" text:outline-level="2">-g <text:s/>Geometric series</text:h>
      <text:p text:style-name="Text_20_body">This option causes a geometric series to be generated. <text:s/>The formulas for the k<text:span text:style-name="T4">th</text:span> term is</text:p>
      <text:p text:style-name="Equation"><draw:frame draw:style-name="fr2" draw:name="Object26" text:anchor-type="as-char" svg:width="20.04mm" svg:height="5.47mm" draw:z-index="26"><draw:object xlink:href="./Object 26" xlink:type="simple" xlink:show="embed" xlink:actuate="onLoad"/><draw:image xlink:href="./ObjectReplacements/Object 26" xlink:type="simple" xlink:show="embed" xlink:actuate="onLoad"/></draw:frame></text:p>
      <text:p text:style-name="Text_20_body">where <draw:frame draw:style-name="fr2" draw:name="Object27" text:anchor-type="as-char" svg:width="23.95mm" svg:height="4.32mm" draw:z-index="27"><draw:object xlink:href="./Object 27" xlink:type="simple" xlink:show="embed" xlink:actuate="onLoad"/><draw:image xlink:href="./ObjectReplacements/Object 27" xlink:type="simple" xlink:show="embed" xlink:actuate="onLoad"/></draw:frame> up to a value such that <draw:frame draw:style-name="fr2" draw:name="Object28" text:anchor-type="as-char" svg:width="6.09mm" svg:height="4.96mm" draw:z-index="28"><draw:object xlink:href="./Object 28" xlink:type="simple" xlink:show="embed" xlink:actuate="onLoad"/><draw:image xlink:href="./ObjectReplacements/Object 28" xlink:type="simple" xlink:show="embed" xlink:actuate="onLoad"/></draw:frame> is larger than m.</text:p>
      <text:h text:style-name="Heading_20_2" text:outline-level="2">-i Integer display if possible</text:h>
      <text:p text:style-name="Text_20_body">If the relative difference between x and int(x + 0.5) is small enough, then display x as an integer. <text:s/>See the <text:span text:style-name="Code">-e</text:span> option.</text:p>
      <text:h text:style-name="Heading_20_2" text:outline-level="2">-l Base 10 logarithm increment</text:h>
      <text:p text:style-name="Text_20_body"><draw:frame draw:style-name="fr3" draw:name="Object29" text:anchor-type="as-char" svg:y="-4.22mm" svg:width="5.63mm" svg:height="4.87mm" draw:z-index="29"><draw:object xlink:href="./Object 29" xlink:type="simple" xlink:show="embed" xlink:actuate="onLoad"/><draw:image xlink:href="./ObjectReplacements/Object 29" xlink:type="simple" xlink:show="embed" xlink:actuate="onLoad"/><svg:desc>formula</svg:desc></draw:frame> is displayed where <draw:frame draw:style-name="fr3" draw:name="Object30" text:anchor-type="as-char" svg:y="-3.53mm" svg:width="70.19mm" svg:height="4.5mm" draw:z-index="30"><draw:object xlink:href="./Object 30" xlink:type="simple" xlink:show="embed" xlink:actuate="onLoad"/><draw:image xlink:href="./ObjectReplacements/Object 30" xlink:type="simple" xlink:show="embed" xlink:actuate="onLoad"/><svg:desc>formula</svg:desc></draw:frame> <text:s/>This logarithmically spaces the numbers.</text:p>
      <text:h text:style-name="Heading_20_2" text:outline-level="2">-m <text:s/>Mixed fractions</text:h>
      <text:p text:style-name="Text_20_body">If this option is used, when fractions are output, they are of mixed form. <text:s/>Thus, instead of seeing <text:span text:style-name="Code">5/4</text:span>, you'll see <text:span text:style-name="Code">1+1/4</text:span> instead. <text:s/>You can change the <text:span text:style-name="Code">+</text:span> sign to a different string by modifying the <text:span text:style-name="Code">d["mixed"]</text:span> setting in the <text:span text:style-name="Code">_ParseCommandLine()</text:span> function.</text:p>
      <text:h text:style-name="Heading_20_2" text:outline-level="2"><text:soft-page-break/>-o <text:s/>Output field separator</text:h>
      <text:p text:style-name="Text_20_body">When the <text:span text:style-name="Code">-t</text:span> option is used, you can change the string used to separate the numbers by specifying the string with the <text:span text:style-name="Code">-o</text:span> option. <text:s/>Python escape codes can be used in the string; for example, <text:span text:style-name="Code">-o "\t"</text:span> (to escape the backslash from the shell) will cause a tab character to be put between the numbers. <text:s/></text:p>
      <text:h text:style-name="Heading_20_2" text:outline-level="2">-p <text:s/>PDF</text:h>
      <text:p text:style-name="Text_20_body">Calculates the PDF (probability density or mass function) for the indicated distribution</text:p>
      <text:p text:style-name="Code">bin n p x1 [x2 ...] <text:s text:c="4"/>Binomial P(X = x1 | n, p)</text:p>
      <text:p text:style-name="Code">hyp N p m x1 [x2 ...] <text:s text:c="2"/>Hypergeometric P(X = x1 | N, p, m)</text:p>
      <text:p text:style-name="Code">exp mu x1 [x2 ...] <text:s text:c="5"/>Exponential P(X = x1 | mu)</text:p>
      <text:p text:style-name="Code">norm x1 [x2 ...] <text:s text:c="7"/>Standard normal P(X = x1 | mu=0, sigma=1)</text:p>
      <text:p text:style-name="Code">norm mu:s x1 [x2 ...] <text:s text:c="2"/>Normal P(X = x1 | mu, sigma=s)</text:p>
      <text:p text:style-name="Code_20_end">poisson mu x1 [x2 ...] <text:s/>Poisson P(X = x1 | mu)</text:p>
      <text:p text:style-name="Text_20_body">The probability is given for each <text:span text:style-name="Code">x</text:span> supplied on the command line. <text:s/>For the binomial and hypergeometric distributions, <text:span text:style-name="Code">p</text:span> is the fraction of the population with the desired attribute. <text:s/></text:p>
      <text:h text:style-name="Heading_20_2" text:outline-level="2">-s <text:s/>Random number generator seed</text:h>
      <text:p text:style-name="Text_20_body">The argument to the <text:span text:style-name="Code">-s</text:span> option is a string that is used to set the seeds of the two random number generators used in the script: <text:s/>the functions used are <text:span text:style-name="Code">numpy.random.seed()</text:span> and python's <text:span text:style-name="Code">random.seed()</text:span>. <text:s/>These functions are called with the absolute value of the hash of the string.</text:p>
      <text:h text:style-name="Heading_20_2" text:outline-level="2">-t <text:s/>Transpose output</text:h>
      <text:p text:style-name="Text_20_body">The conventional output is one number per line. <text:s/>If you use the <text:span text:style-name="Code">-t</text:span> option, all the output will be put on one line and the numbers will be separated by the string specified by the <text:span text:style-name="Code">-o</text:span> option.</text:p>
      <text:h text:style-name="Heading_20_2" text:outline-level="2">-x <text:s/>Element transformation</text:h>
      <text:p text:style-name="Text_20_body">Specify a function <text:span text:style-name="T2">f</text:span> that is used to transform each element of the array of numbers. <text:s/>This transformation form lets you use functions that can only operate on one number argument at a time. <text:s/>You can use <text:span text:style-name="Code">np</text:span> as the name of the numpy module and the <text:span text:style-name="Code">math</text:span> module's functions are in scope. <text:s/>Contrast to the <text:span text:style-name="Code">-X</text:span> transformation option, which operates on the whole array.</text:p>
      <text:p text:style-name="Text_20_body">The <text:span text:style-name="Code">-x</text:span> transformation is applied to the data before the <text:span text:style-name="Code">-X</text:span> transformation is if both are specif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Wingdings" svg:font-family="Wingdings" style:font-pitch="variable" style:font-charset="x-symbol"/>
    <style:font-face style:name="Arial" svg:font-family="Arial"/>
    <style:font-face style:name="Tahoma1" svg:font-family="Tahoma"/>
    <style:font-face style:name="Courier New1" svg:font-family="'Courier New'" style:font-family-generic="modern"/>
    <style:font-face style:name="Arial2" svg:font-family="Arial" style:font-family-generic="swiss"/>
    <style:font-face style:name="Courier New" svg:font-family="'Courier New'" style:font-family-generic="modern" style:font-pitch="fixed"/>
    <style:font-face style:name="Lucida Console" svg:font-family="'Lucida Console'" style:font-adornments="Bold" style:font-family-generic="modern" style:font-pitch="fixed"/>
    <style:font-face style:name="Arial Unicode MS" svg:font-family="'Arial Unicode MS'" style:font-pitch="variable"/>
    <style:font-face style:name="Tahoma" svg:font-family="Tahoma" style:font-pitch="variable"/>
    <style:font-face style:name="Arial1" svg:font-family="Arial" style:font-family-generic="swiss"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Arial"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5.08mm" fo:margin-right="0mm" fo:text-indent="0mm" style:auto-text-indent="false"/>
      <style:text-properties fo:font-size="11pt"/>
    </style:style>
    <style:style style:name="Heading" style:family="paragraph" style:parent-style-name="Standard" style:next-style-name="Text_20_body" style:class="text">
      <style:paragraph-properties fo:margin-top="4.23mm" fo:margin-bottom="2.12mm" fo:keep-with-next="always"/>
      <style:text-properties style:font-name="Arial1"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left="5.08mm" fo:margin-right="0mm" fo:margin-top="0mm" fo:margin-bottom="2.03mm" fo:text-indent="0mm" style:auto-text-indent="false"/>
      <style:text-properties fo:font-size="11pt"/>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Arial" fo:font-size="10pt" fo:font-style="italic" fo:font-weight="bold"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ing_20_2" style:display-name="Heading 2" style:family="paragraph" style:parent-style-name="Heading" style:next-style-name="Text_20_body" style:default-outline-level="2" style:class="text">
      <style:paragraph-properties fo:margin-left="0mm" fo:margin-right="0mm" fo:margin-top="0mm" fo:margin-bottom="2.03mm" fo:text-indent="0m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mm" fo:margin-right="0mm" fo:text-indent="0mm" style:auto-text-indent="false"/>
    </style:style>
    <style:style style:name="Heading_20_1" style:display-name="Heading 1" style:family="paragraph" style:parent-style-name="Heading" style:next-style-name="Text_20_body" style:default-outline-level="1" style:class="text">
      <style:paragraph-properties fo:margin-left="0mm" fo:margin-right="0mm" fo:margin-top="5.08mm" fo:margin-bottom="2.03mm" fo:text-align="center" style:justify-single-word="false" fo:text-indent="0mm" style:auto-text-indent="false" fo:background-color="#e6e6e6">
        <style:background-image/>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27mm" fo:margin-right="0mm" fo:margin-top="0mm" fo:margin-bottom="1.27mm" fo:text-indent="0mm" style:auto-text-indent="false"/>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2.54mm" fo:margin-right="0mm" fo:margin-top="1.27mm" fo:margin-bottom="1.27mm" fo:text-indent="0mm" style:auto-text-indent="false" fo:background-color="transparent" style:shadow="none">
        <style:background-image/>
      </style:paragraph-properties>
      <style:text-properties fo:font-size="12pt" fo:font-style="normal" style:text-underline-style="none"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3.81mm" fo:margin-right="0mm" fo:margin-top="1.27mm" fo:margin-bottom="1.27mm" fo:text-indent="0mm" style:auto-text-indent="false"/>
      <style:text-properties fo:font-size="11pt" style:text-underline-style="solid"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text-properties fo:font-size="11pt"/>
    </style:style>
    <style:style style:name="Table_20_Contents" style:display-name="Table Contents" style:family="paragraph" style:parent-style-name="Standard" style:class="extra" style:master-page-name="">
      <style:paragraph-properties fo:margin-left="0mm" fo:margin-right="0mm" fo:text-indent="0mm" style:auto-text-indent="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Heading" style:next-style-name="Subtitle" style:class="chapter">
      <style:paragraph-properties fo:margin-top="0mm" fo:margin-bottom="2.03mm"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mm" fo:margin-bottom="0.51mm" fo:text-align="center" style:justify-single-word="false"/>
      <style:text-properties fo:font-size="11pt"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master-page-name="">
      <style:paragraph-properties fo:margin-left="7.62mm" fo:margin-right="0mm" fo:text-indent="0mm" style:auto-text-indent="false" style:page-number="auto" fo:background-color="transparent">
        <style:tab-stops/>
        <style:background-image/>
      </style:paragraph-properties>
      <style:text-properties fo:color="#000080" style:font-name="Lucida Console" fo:font-size="10pt" fo:font-weight="normal"/>
    </style:style>
    <style:style style:name="Equation" style:family="paragraph" style:parent-style-name="Text_20_body" style:class="text">
      <style:paragraph-properties fo:text-align="center" style:justify-single-word="fals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mm" fo:margin-bottom="2.03mm"/>
    </style:style>
    <style:style style:name="Where" style:family="paragraph" style:parent-style-name="Text_20_body" style:class="text">
      <style:paragraph-properties fo:margin-left="12.51mm" fo:margin-right="0mm" fo:margin-top="0mm" fo:margin-bottom="0mm" fo:text-indent="0mm" style:auto-text-indent="false" fo:background-color="transparent">
        <style:background-image/>
      </style:paragraph-properties>
    </style:style>
    <style:style style:name="Where_20_end" style:display-name="Where end" style:family="paragraph" style:parent-style-name="Where" style:next-style-name="Text_20_body" style:class="text">
      <style:paragraph-properties fo:margin-top="0mm" fo:margin-bottom="2.03mm" fo:background-color="transparent">
        <style:background-image/>
      </style:paragraph-properties>
    </style:style>
    <style:style style:name="Comment" style:family="paragraph" style:parent-style-name="Code">
      <style:text-properties fo:color="#800000"/>
    </style:style>
    <style:style style:name="Reference" style:family="paragraph" style:parent-style-name="Text_20_body">
      <style:paragraph-properties fo:margin-left="5.08mm" fo:margin-right="0mm" fo:text-indent="0mm" style:auto-text-indent="false">
        <style:tab-stops/>
      </style:paragraph-properties>
    </style:style>
    <style:style style:name="Output" style:family="paragraph" style:parent-style-name="Code">
      <style:paragraph-properties fo:background-color="transparent">
        <style:tab-stops>
          <style:tab-stop style:position="20.39mm"/>
        </style:tab-stops>
        <style:background-image/>
      </style:paragraph-properties>
      <style:text-properties fo:color="#800000"/>
    </style:style>
    <style:style style:name="Output_20_end" style:display-name="Output end" style:family="paragraph" style:parent-style-name="Output">
      <style:paragraph-properties fo:margin-top="0mm" fo:margin-bottom="2.03mm"/>
    </style:style>
    <style:style style:name="Footnote" style:family="paragraph" style:parent-style-name="Standard" style:class="extra">
      <style:paragraph-properties fo:margin-left="4.99mm" fo:margin-right="0mm" fo:text-indent="-4.99mm" style:auto-text-indent="false" text:number-lines="false" text:line-number="0"/>
      <style:text-properties fo:font-size="11pt" style:font-size-asian="10pt" style:font-size-complex="10pt"/>
    </style:style>
    <style:style style:name="Default_20_Paragraph_20_Font" style:display-name="Default Paragraph Font" style:family="text"/>
    <style:style style:name="TT" style:family="text" style:parent-style-name="Default_20_Paragraph_20_Font">
      <style:text-properties style:font-name="Courier New1"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 fo:font-size="11pt" fo:background-color="transparent" style:font-name-asian="Courier New" style:font-name-complex="Courier New"/>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text-properties fo:color="#000080" style:font-name="Lucida Console" fo:font-size="11pt" fo:font-weight="normal" fo:background-color="transparent"/>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Emphasis">
      <style:text-properties fo:font-size="11pt"/>
    </style:style>
    <style:style style:name="Keyword" style:family="text" style:parent-style-name="Important_20_-_20_blue">
      <style:text-properties fo:color="#008080"/>
    </style:style>
    <style:style style:name="Section" style:family="text" style:parent-style-name="Important"/>
    <style:style style:name="Article_20_title" style:display-name="Article title" style:family="text" style:parent-style-name="Book_20_title"/>
    <style:style style:name="Code_2c__20_important" style:display-name="Code, important" style:family="text" style:parent-style-name="Code">
      <style:text-properties fo:color="#b800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mm" svg:y="0mm" fo:margin-left="1.02mm" fo:margin-right="1.02mm" fo:margin-top="1.02mm" fo:margin-bottom="1.02mm" style:wrap="parallel" style:number-wrapped-paragraphs="no-limit" style:wrap-contour="false" style:vertical-pos="top" style:vertical-rel="paragraph-content" style:horizontal-pos="center" style:horizontal-rel="paragraph-content" fo:background-color="transparent" style:background-transparency="100%" fo:padding="1.5mm" fo:border="0.02mm solid #000000">
        <style:background-image/>
      </style:graphic-properties>
    </style:style>
    <style:style style:name="Graphics" style:family="graphic">
      <style:graphic-properties text:anchor-type="paragraph" svg:x="0mm" svg:y="0mm" fo:margin-top="0mm" fo:margin-bottom="2.54mm" style:wrap="none" style:vertical-pos="top" style:vertical-rel="paragraph" style:horizontal-pos="center" style:horizontal-rel="paragraph" fo:background-color="transparent" style:background-transparency="100%">
        <style:background-image/>
        <style:columns fo:column-count="1" fo:column-gap="0mm"/>
      </style:graphic-properties>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mm" fo:margin-left="1.02mm" fo:margin-right="1.02mm" style:protect="size position" style:wrap="parallel" style:number-wrapped-paragraphs="no-limit" style:wrap-contour="false"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2.5mm" fo:padding-right="2.5mm" fo:padding-top="1.25mm" fo:padding-bottom="1.25mm" fo:border="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6.35mm" text:min-label-width="6.35mm" text:min-label-distance="1.27mm"/>
      </text:list-level-style-number>
      <text:list-level-style-number text:level="2" text:style-name="Numbering_20_Symbols" style:num-prefix=" " style:num-suffix=" " style:num-format="1" text:display-levels="2">
        <style:list-level-properties text:space-before="12.7mm" text:min-label-width="6.35mm" text:min-label-distance="1.27mm"/>
      </text:list-level-style-number>
      <text:list-level-style-number text:level="3" text:style-name="Numbering_20_Symbols" style:num-prefix=" " style:num-suffix=" " style:num-format="1" text:display-levels="3">
        <style:list-level-properties text:space-before="19.05mm" text:min-label-width="6.35mm" text:min-label-distance="1.27mm"/>
      </text:list-level-style-number>
      <text:list-level-style-number text:level="4" text:style-name="Numbering_20_Symbols" style:num-prefix=" " style:num-suffix=" " style:num-format="1" text:display-levels="4">
        <style:list-level-properties text:space-before="25.4mm" text:min-label-width="6.35mm" text:min-label-distance="1.27mm"/>
      </text:list-level-style-number>
      <text:list-level-style-number text:level="5" text:style-name="Numbering_20_Symbols" style:num-prefix=" " style:num-suffix=" " style:num-format="1" text:display-levels="5">
        <style:list-level-properties text:space-before="31.75mm" text:min-label-width="6.35mm" text:min-label-distance="1.27mm"/>
      </text:list-level-style-number>
      <text:list-level-style-number text:level="6" text:style-name="Numbering_20_Symbols" style:num-prefix=" " style:num-suffix=" " style:num-format="1" text:display-levels="6">
        <style:list-level-properties text:space-before="38.1mm" text:min-label-width="6.35mm" text:min-label-distance="1.27mm"/>
      </text:list-level-style-number>
      <text:list-level-style-number text:level="7" text:style-name="Numbering_20_Symbols" style:num-prefix=" " style:num-suffix=" " style:num-format="1" text:display-levels="7">
        <style:list-level-properties text:space-before="44.45mm" text:min-label-width="6.35mm" text:min-label-distance="1.27mm"/>
      </text:list-level-style-number>
      <text:list-level-style-number text:level="8" text:style-name="Numbering_20_Symbols" style:num-prefix=" " style:num-suffix=" " style:num-format="1" text:display-levels="8">
        <style:list-level-properties text:space-before="50.8mm" text:min-label-width="6.35mm" text:min-label-distance="1.27mm"/>
      </text:list-level-style-number>
      <text:list-level-style-number text:level="9" text:style-name="Numbering_20_Symbols" style:num-prefix=" " style:num-suffix=" " style:num-format="1" text:display-levels="9">
        <style:list-level-properties text:space-before="57.15mm" text:min-label-width="6.35mm" text:min-label-distance="1.27mm"/>
      </text:list-level-style-number>
      <text:list-level-style-number text:level="10" text:style-name="Numbering_20_Symbols" style:num-prefix=" " style:num-suffix=" " style:num-format="1" text:display-levels="10">
        <style:list-level-properties text:space-before="63.5mm" text:min-label-width="6.35mm" text:min-label-distance="1.27mm"/>
      </text:list-level-style-number>
    </text:list-style>
    <text:list-style style:name="Bullets_20_-_20_round" style:display-name="Bullets - round">
      <text:list-level-style-bullet text:level="1" text:style-name="Bullet_20_Symbols" text:bullet-char="•">
        <style:list-level-properties text:space-before="6.35mm" text:min-label-width="5.08mm"/>
        <style:text-properties style:font-name="StarSymbol"/>
      </text:list-level-style-bullet>
      <text:list-level-style-bullet text:level="2" text:style-name="Bullet_20_Symbols" text:bullet-char="•">
        <style:list-level-properties text:space-before="12.7mm" text:min-label-width="5.08mm"/>
        <style:text-properties style:font-name="StarSymbol"/>
      </text:list-level-style-bullet>
      <text:list-level-style-bullet text:level="3" text:style-name="Bullet_20_Symbols" text:bullet-char="•">
        <style:list-level-properties text:space-before="19.05mm" text:min-label-width="5.08mm"/>
        <style:text-properties style:font-name="StarSymbol"/>
      </text:list-level-style-bullet>
      <text:list-level-style-bullet text:level="4" text:style-name="Bullet_20_Symbols" text:bullet-char="•">
        <style:list-level-properties text:space-before="25.4mm" text:min-label-width="5.08mm"/>
        <style:text-properties style:font-name="StarSymbol"/>
      </text:list-level-style-bullet>
      <text:list-level-style-bullet text:level="5" text:style-name="Bullet_20_Symbols" text:bullet-char="•">
        <style:list-level-properties text:space-before="31.75mm" text:min-label-width="5.08mm"/>
        <style:text-properties style:font-name="StarSymbol"/>
      </text:list-level-style-bullet>
      <text:list-level-style-bullet text:level="6" text:style-name="Bullet_20_Symbols" text:bullet-char="•">
        <style:list-level-properties text:space-before="38.1mm" text:min-label-width="5.08mm"/>
        <style:text-properties style:font-name="StarSymbol"/>
      </text:list-level-style-bullet>
      <text:list-level-style-bullet text:level="7" text:style-name="Bullet_20_Symbols" text:bullet-char="•">
        <style:list-level-properties text:space-before="44.45mm" text:min-label-width="5.08mm"/>
        <style:text-properties style:font-name="StarSymbol"/>
      </text:list-level-style-bullet>
      <text:list-level-style-bullet text:level="8" text:style-name="Bullet_20_Symbols" text:bullet-char="•">
        <style:list-level-properties text:space-before="50.8mm" text:min-label-width="5.08mm"/>
        <style:text-properties style:font-name="StarSymbol"/>
      </text:list-level-style-bullet>
      <text:list-level-style-bullet text:level="9" text:style-name="Bullet_20_Symbols" text:bullet-char="•">
        <style:list-level-properties text:space-before="57.15mm" text:min-label-width="5.08mm"/>
        <style:text-properties style:font-name="StarSymbol"/>
      </text:list-level-style-bullet>
      <text:list-level-style-bullet text:level="10" text:style-name="Bullet_20_Symbols" text:bullet-char="•">
        <style:list-level-properties text:space-before="63.5mm" text:min-label-width="5.08mm"/>
        <style:text-properties style:font-name="StarSymbol"/>
      </text:list-level-style-bullet>
    </text:list-style>
    <text:list-style style:name="Bullets_20_-_20_diamonds" style:display-name="Bullets - diamonds">
      <text:list-level-style-bullet text:level="1" text:style-name="Bullet_20_Symbols" text:bullet-char="">
        <style:list-level-properties text:space-before="5.08mm" text:min-label-width="5.08mm"/>
        <style:text-properties style:font-name="StarSymbol"/>
      </text:list-level-style-bullet>
      <text:list-level-style-bullet text:level="2" text:style-name="Bullet_20_Symbols" text:bullet-char="">
        <style:list-level-properties text:space-before="10.16mm" text:min-label-width="5.08mm"/>
        <style:text-properties style:font-name="StarSymbol"/>
      </text:list-level-style-bullet>
      <text:list-level-style-bullet text:level="3" text:style-name="Bullet_20_Symbols" text:bullet-char="">
        <style:list-level-properties text:space-before="15.24mm" text:min-label-width="5.08mm"/>
        <style:text-properties style:font-name="StarSymbol"/>
      </text:list-level-style-bullet>
      <text:list-level-style-bullet text:level="4" text:style-name="Bullet_20_Symbols" text:bullet-char="">
        <style:list-level-properties text:space-before="20.32mm" text:min-label-width="5.08mm"/>
        <style:text-properties style:font-name="StarSymbol"/>
      </text:list-level-style-bullet>
      <text:list-level-style-bullet text:level="5" text:style-name="Bullet_20_Symbols" text:bullet-char="">
        <style:list-level-properties text:space-before="25.4mm" text:min-label-width="5.08mm"/>
        <style:text-properties style:font-name="StarSymbol"/>
      </text:list-level-style-bullet>
      <text:list-level-style-bullet text:level="6" text:style-name="Bullet_20_Symbols" text:bullet-char="">
        <style:list-level-properties text:space-before="30.48mm" text:min-label-width="5.08mm"/>
        <style:text-properties style:font-name="StarSymbol"/>
      </text:list-level-style-bullet>
      <text:list-level-style-bullet text:level="7" text:style-name="Bullet_20_Symbols" text:bullet-char="">
        <style:list-level-properties text:space-before="35.56mm" text:min-label-width="5.08mm"/>
        <style:text-properties style:font-name="StarSymbol"/>
      </text:list-level-style-bullet>
      <text:list-level-style-bullet text:level="8" text:style-name="Bullet_20_Symbols" text:bullet-char="">
        <style:list-level-properties text:space-before="40.64mm" text:min-label-width="5.08mm"/>
        <style:text-properties style:font-name="StarSymbol"/>
      </text:list-level-style-bullet>
      <text:list-level-style-bullet text:level="9" text:style-name="Bullet_20_Symbols" text:bullet-char="">
        <style:list-level-properties text:space-before="45.72mm" text:min-label-width="5.08mm"/>
        <style:text-properties style:font-name="StarSymbol"/>
      </text:list-level-style-bullet>
      <text:list-level-style-bullet text:level="10" text:style-name="Bullet_20_Symbols" text:bullet-char="">
        <style:list-level-properties text:space-before="50.8mm" text:min-label-width="5.08mm"/>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2.54mm" fo:margin-left="12.7mm"/>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2.54mm" fo:margin-left="17.78mm"/>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2.54mm" fo:margin-left="22.86mm"/>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2.54mm" fo:margin-left="27.94mm"/>
        </style:list-level-properties>
      </text:list-level-style-number>
      <text:list-level-style-number text:level="5" text:style-name="Numbering_20_Symbols" style:num-suffix="." style:num-format="I">
        <style:list-level-properties text:list-level-position-and-space-mode="label-alignment" fo:text-align="center">
          <style:list-level-label-alignment text:label-followed-by="space" fo:text-indent="-2.54mm" fo:margin-left="33.02mm"/>
        </style:list-level-properties>
      </text:list-level-style-number>
      <text:list-level-style-number text:level="6" text:style-name="Numbering_20_Symbols" style:num-suffix="." style:num-format="1">
        <style:list-level-properties text:list-level-position-and-space-mode="label-alignment" fo:text-align="center">
          <style:list-level-label-alignment text:label-followed-by="space" fo:text-indent="-2.54mm" fo:margin-left="38.1mm"/>
        </style:list-level-properties>
      </text:list-level-style-number>
      <text:list-level-style-number text:level="7" text:style-name="Numbering_20_Symbols" style:num-suffix="." style:num-format="a">
        <style:list-level-properties text:list-level-position-and-space-mode="label-alignment" fo:text-align="center">
          <style:list-level-label-alignment text:label-followed-by="space" fo:text-indent="-2.54mm" fo:margin-left="43.18mm"/>
        </style:list-level-properties>
      </text:list-level-style-number>
      <text:list-level-style-number text:level="8" text:style-name="Numbering_20_Symbols" style:num-suffix="." style:num-format="i">
        <style:list-level-properties text:list-level-position-and-space-mode="label-alignment" fo:text-align="center">
          <style:list-level-label-alignment text:label-followed-by="space" fo:text-indent="-2.54mm" fo:margin-left="48.26mm"/>
        </style:list-level-properties>
      </text:list-level-style-number>
      <text:list-level-style-number text:level="9" text:style-name="Numbering_20_Symbols" style:num-suffix="." style:num-format="A">
        <style:list-level-properties text:list-level-position-and-space-mode="label-alignment" fo:text-align="center">
          <style:list-level-label-alignment text:label-followed-by="space" fo:text-indent="-2.54mm" fo:margin-left="53.34mm"/>
        </style:list-level-properties>
      </text:list-level-style-number>
      <text:list-level-style-number text:level="10" text:style-name="Numbering_20_Symbols" style:num-suffix="." style:num-format="I">
        <style:list-level-properties text:list-level-position-and-space-mode="label-alignment" fo:text-align="center">
          <style:list-level-label-alignment text:label-followed-by="space" fo:text-indent="-2.54mm" fo:margin-left="58.42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19.05mm" fo:margin-bottom="19.05mm" fo:margin-left="19.05mm" fo:margin-right="19.05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9.05mm" fo:margin-bottom="19.05mm" fo:margin-left="19.05mm" fo:margin-right="19.05mm" style:writing-mode="lr-tb" style:layout-grid-color="#c0c0c0" style:layout-grid-lines="38" style:layout-grid-base-height="6.35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79.4mm" fo:page-height="215.9mm" style:num-format="1" style:print-orientation="landscape" fo:margin-top="12.7mm" fo:margin-bottom="12.7mm" fo:margin-left="12.7mm" fo:margin-right="12.7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5.9mm" fo:page-height="279.4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22T12:13:20.85</meta:creation-date>
    <meta:editing-cycles>4</meta:editing-cycles>
    <meta:editing-duration>PT3M15S</meta:editing-duration>
    <meta:generator>OpenOffice/4.1.6$Win32 OpenOffice.org_project/416m1$Build-9790</meta:generator>
    <dc:date>2022-05-13T09:25:54</dc:date>
    <meta:document-statistic meta:table-count="0" meta:image-count="1" meta:object-count="40" meta:page-count="19" meta:paragraph-count="578" meta:word-count="8294" meta:character-count="44452"/>
    <meta:user-defined meta:name="Info 1"/>
    <meta:user-defined meta:name="Info 2"/>
    <meta:user-defined meta:name="Info 3"/>
    <meta:user-defined meta:name="Info 4"/>
    <meta:template xlink:type="simple" xlink:actuate="onRequest" xlink:title="Normal" xlink:href="../../p/doc/templates_open_office/Normal.ott" meta:date="2010-11-30T13:06:41"/>
  </office:meta>
</office:document-meta>
</file>

<file path=Object 1/content.xml><?xml version="1.0" encoding="utf-8"?>
<math xmlns="http://www.w3.org/1998/Math/MathML">
  <semantics>
    <mfrac>
      <mo stretchy="false">π</mo>
      <mn>2</mn>
    </mfrac>
    <annotation encoding="StarMath 5.0">%pi over 2</annotation>
  </semantics>
</math>
</file>

<file path=Object 10/content.xml><?xml version="1.0" encoding="utf-8"?>
<math xmlns="http://www.w3.org/1998/Math/MathML">
  <semantics>
    <msup>
      <mn>10</mn>
      <mrow>
        <mi>k</mi>
        <mi mathvariant="normal">/</mi>
        <mi>N</mi>
      </mrow>
    </msup>
    <annotation encoding="StarMath 5.0">10^{k/N}</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756in"/>
    </style:style>
    <style:style style:name="co2" style:family="table-column">
      <style:table-column-properties fo:break-before="auto" style:column-width="0.622in"/>
    </style:style>
    <style:style style:name="co3"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Heading">
      <style:paragraph-properties fo:margin-left="0in"/>
      <style:text-properties style:use-window-font-color="true" style:text-outline="false" style:text-line-through-style="none" style:font-name="Arial" fo:language="en" fo:country="US" fo:text-shadow="none" style:text-underline-style="none" style:text-underline-mode="continuous" style:text-overline-mode="continuous" style:text-line-through-mode="continuous" style:font-name-asian="Lucida Sans Unicode"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Lucida Sans Unicode"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in"/>
      <style:text-properties style:font-name="Arial" fo:font-size="11pt" style:font-size-asian="11pt" style:font-size-complex="11pt"/>
    </style:style>
    <style:style style:name="ce4" style:family="table-cell" style:parent-style-name="Heading">
      <style:paragraph-properties fo:margin-left="0in"/>
      <style:text-properties style:font-name="Arial" style:font-size-asian="11pt" style:font-size-complex="11pt"/>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number-columns-repeated="1022" table:default-cell-style-name="ce3"/>
        <table:table-row table:style-name="ro1">
          <table:table-cell table:style-name="ce1" office:value-type="string">
            <text:p>Number</text:p>
          </table:table-cell>
          <table:table-cell table:style-name="ce1" office:value-type="string">
            <text:p>Count</text:p>
          </table:table-cell>
          <table:table-cell table:style-name="ce4" table:number-columns-repeated="1022"/>
        </table:table-row>
        <table:table-row table:style-name="ro1">
          <table:table-cell table:style-name="ce2" office:value-type="float" office:value="1">
            <text:p>1</text:p>
          </table:table-cell>
          <table:table-cell table:style-name="ce2" office:value-type="float" office:value="11">
            <text:p>11</text:p>
          </table:table-cell>
          <table:table-cell table:number-columns-repeated="1022"/>
        </table:table-row>
        <table:table-row table:style-name="ro1">
          <table:table-cell table:style-name="ce2" office:value-type="float" office:value="2">
            <text:p>2</text:p>
          </table:table-cell>
          <table:table-cell table:style-name="ce2" office:value-type="float" office:value="6">
            <text:p>6</text:p>
          </table:table-cell>
          <table:table-cell table:number-columns-repeated="1022"/>
        </table:table-row>
        <table:table-row table:style-name="ro1">
          <table:table-cell table:style-name="ce2" office:value-type="float" office:value="3">
            <text:p>3</text:p>
          </table:table-cell>
          <table:table-cell table:style-name="ce2" office:value-type="float" office:value="6">
            <text:p>6</text:p>
          </table:table-cell>
          <table:table-cell table:number-columns-repeated="1022"/>
        </table:table-row>
        <table:table-row table:style-name="ro1">
          <table:table-cell table:style-name="ce2" office:value-type="float" office:value="4">
            <text:p>4</text:p>
          </table:table-cell>
          <table:table-cell table:style-name="ce2" office:value-type="float" office:value="5">
            <text:p>5</text:p>
          </table:table-cell>
          <table:table-cell table:number-columns-repeated="1022"/>
        </table:table-row>
        <table:table-row table:style-name="ro1">
          <table:table-cell table:style-name="ce2" office:value-type="float" office:value="5">
            <text:p>5</text:p>
          </table:table-cell>
          <table:table-cell table:style-name="ce2" office:value-type="float" office:value="4">
            <text:p>4</text:p>
          </table:table-cell>
          <table:table-cell table:number-columns-repeated="1022"/>
        </table:table-row>
        <table:table-row table:style-name="ro1">
          <table:table-cell table:style-name="ce2" office:value-type="float" office:value="6">
            <text:p>6</text:p>
          </table:table-cell>
          <table:table-cell table:style-name="ce2" office:value-type="float" office:value="8">
            <text:p>8</text:p>
          </table:table-cell>
          <table:table-cell table:number-columns-repeated="1022"/>
        </table:table-row>
        <table:table-row table:style-name="ro1" table:number-rows-repeated="65528">
          <table:table-cell table:number-columns-repeated="1024"/>
        </table:table-row>
        <table:table-row table:style-name="ro1">
          <table:table-cell table:number-columns-repeated="1024"/>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fo:font-size="11pt"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1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7">11/17/2012</text:date>, <text:time>21:43: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math xmlns="http://www.w3.org/1998/Math/MathML">
  <semantics>
    <mrow>
      <mtext>[</mtext>
      <mi>a</mi>
      <mi>,</mi>
      <mi/>
      <mi>b</mi>
      <mtext>)</mtext>
    </mrow>
    <annotation encoding="StarMath 5.0">"["a, `b ")"</annotation>
  </semantics>
</math>
</file>

<file path=Object 13/content.xml><?xml version="1.0" encoding="utf-8"?>
<math xmlns="http://www.w3.org/1998/Math/MathML">
  <semantics>
    <mrow>
      <mtext>[</mtext>
      <mn>0,</mn>
      <mi/>
      <mn>1</mn>
      <mtext>)</mtext>
    </mrow>
    <annotation encoding="StarMath 5.0">"["0, `1")"</annotation>
  </semantics>
</math>
</file>

<file path=Object 14/content.xml><?xml version="1.0" encoding="utf-8"?>
<math xmlns="http://www.w3.org/1998/Math/MathML">
  <semantics>
    <mrow>
      <msub>
        <mi>y</mi>
        <mi>k</mi>
      </msub>
      <mrow>
        <mi/>
        <mi mathvariant="normal">=</mi>
        <mi/>
      </mrow>
      <mrow>
        <mi>n</mi>
        <mo stretchy="false">+</mo>
        <mrow>
          <mi>k</mi>
          <mi mathvariant="normal">⋅</mi>
          <mi mathvariant="italic">inc</mi>
        </mrow>
      </mrow>
    </mrow>
    <annotation encoding="StarMath 5.0">y_k `=` n + k cdot inc</annotation>
  </semantics>
</math>
</file>

<file path=Object 15/content.xml><?xml version="1.0" encoding="utf-8"?>
<math xmlns="http://www.w3.org/1998/Math/MathML">
  <semantics>
    <mrow>
      <msub>
        <mi>y</mi>
        <mi>k</mi>
      </msub>
      <mrow>
        <mi/>
        <mi mathvariant="normal">≥</mi>
        <mi/>
      </mrow>
      <mi>m</mi>
    </mrow>
    <annotation encoding="StarMath 5.0">y_k `&gt;=` m</annotation>
  </semantics>
</math>
</file>

<file path=Object 16/content.xml><?xml version="1.0" encoding="utf-8"?>
<math xmlns="http://www.w3.org/1998/Math/MathML">
  <semantics>
    <mrow>
      <mi>k</mi>
      <mrow>
        <mi/>
        <mi mathvariant="normal">=</mi>
        <mi/>
      </mrow>
      <mn>0,</mn>
      <mn>1,</mn>
      <mn>2,</mn>
      <mo stretchy="false">…</mo>
      <mi>,</mi>
      <mi>j</mi>
    </mrow>
    <annotation encoding="StarMath 5.0">k `=` 0, 1, 2, dotslow , j</annotation>
  </semantics>
</math>
</file>

<file path=Object 17/content.xml><?xml version="1.0" encoding="utf-8"?>
<math xmlns="http://www.w3.org/1998/Math/MathML">
  <semantics>
    <mrow>
      <mi>n</mi>
      <mrow>
        <mi/>
        <mo stretchy="false">&lt;</mo>
        <mi/>
      </mrow>
      <mi>m</mi>
    </mrow>
    <annotation encoding="StarMath 5.0">n `&lt;` m</annotation>
  </semantics>
</math>
</file>

<file path=Object 18/content.xml><?xml version="1.0" encoding="utf-8"?>
<math xmlns="http://www.w3.org/1998/Math/MathML">
  <semantics>
    <mrow>
      <mi>n</mi>
      <msup>
        <mrow>
          <mo stretchy="false">(</mo>
          <mi mathvariant="italic">inc</mi>
          <mo stretchy="false">)</mo>
        </mrow>
        <mi>k</mi>
      </msup>
    </mrow>
    <annotation encoding="StarMath 5.0">n(inc)^k</annotation>
  </semantics>
</math>
</file>

<file path=Object 19/content.xml><?xml version="1.0" encoding="utf-8"?>
<math xmlns="http://www.w3.org/1998/Math/MathML">
  <semantics>
    <mrow>
      <mi>k</mi>
      <mrow>
        <mi/>
        <mi mathvariant="normal">=</mi>
        <mi/>
      </mrow>
      <mn>0,</mn>
      <mn>1,</mn>
      <mn>2,</mn>
      <mo stretchy="false">…</mo>
    </mrow>
    <annotation encoding="StarMath 5.0">k `=` 0, 1, 2, dotslow</annotation>
  </semantics>
</math>
</file>

<file path=Object 2/content.xml><?xml version="1.0" encoding="utf-8"?>
<math xmlns="http://www.w3.org/1998/Math/MathML">
  <semantics>
    <mrow>
      <msup>
        <mi>sin</mi>
        <mrow>
          <mi mathvariant="normal">−</mi>
          <mn>1</mn>
        </mrow>
      </msup>
      <mn>0.1</mn>
    </mrow>
    <annotation encoding="StarMath 5.0">sin^{-1} 0.1</annotation>
  </semantics>
</math>
</file>

<file path=Object 20/content.xml><?xml version="1.0" encoding="utf-8"?>
<math xmlns="http://www.w3.org/1998/Math/MathML">
  <semantics>
    <mrow>
      <msup>
        <mn>10</mn>
        <mrow>
          <mn>1</mn>
          <mi mathvariant="normal">/</mi>
          <mi>N</mi>
        </mrow>
      </msup>
      <mtext> </mtext>
    </mrow>
    <annotation encoding="StarMath 5.0">10^{1/N} " "</annotation>
  </semantics>
</math>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299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Heading">
      <style:table-cell-properties fo:border-bottom="0.0008in solid #000000" fo:border-left="none" fo:border-right="none" fo:border-top="none"/>
    </style:style>
    <style:style style:name="ce2" style:family="table-cell" style:parent-style-name="Heading">
      <style:table-cell-properties fo:border-bottom="none" fo:border-left="0.0008in solid #000000" fo:border-right="none" fo:border-top="none"/>
    </style:style>
    <style:style style:name="ce3" style:family="table-cell" style:parent-style-name="Heading">
      <style:table-cell-properties fo:border-bottom="0.0008in solid #000000" fo:border-left="0.0008in solid #000000" fo:border-right="none" fo:border-top="none"/>
    </style:style>
    <style:style style:name="ce4" style:family="table-cell" style:parent-style-name="Default">
      <style:table-cell-properties fo:border-bottom="none" fo:border-left="0.0008in solid #000000" fo:border-right="none" fo:border-top="none"/>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024" table:default-cell-style-name="Default"/>
        <table:table-row table:style-name="ro1">
          <table:table-cell table:style-name="Heading" office:value-type="string" table:number-columns-spanned="2" table:number-rows-spanned="1">
            <text:p>Run</text:p>
          </table:table-cell>
          <table:covered-table-cell table:style-name="Heading"/>
          <table:table-cell table:style-name="ce2" office:value-type="string" table:number-columns-spanned="3" table:number-rows-spanned="1">
            <text:p>Factor</text:p>
          </table:table-cell>
          <table:covered-table-cell table:style-name="Heading"/>
          <table:covered-table-cell table:style-name="Heading"/>
          <table:table-cell table:style-name="ce2" office:value-type="string" table:number-columns-spanned="2" table:number-rows-spanned="1">
            <text:p>Run</text:p>
          </table:table-cell>
          <table:covered-table-cell table:style-name="Heading"/>
          <table:table-cell table:style-name="Heading" table:number-columns-repeated="1016"/>
          <table:table-cell/>
        </table:table-row>
        <table:table-row table:style-name="ro1">
          <table:table-cell table:style-name="ce1" office:value-type="float" office:value="1">
            <text:p>1</text:p>
          </table:table-cell>
          <table:table-cell table:style-name="ce1" office:value-type="float" office:value="2">
            <text:p>2</text:p>
          </table:table-cell>
          <table:table-cell table:style-name="ce3" office:value-type="float" office:value="1">
            <text:p>1</text:p>
          </table:table-cell>
          <table:table-cell table:style-name="ce1" office:value-type="float" office:value="2">
            <text:p>2</text:p>
          </table:table-cell>
          <table:table-cell table:style-name="ce1" office:value-type="float" office:value="3">
            <text:p>3</text:p>
          </table:table-cell>
          <table:table-cell table:style-name="ce3" office:value-type="string" table:number-columns-spanned="2" table:number-rows-spanned="1">
            <text:p>Order</text:p>
          </table:table-cell>
          <table:covered-table-cell table:style-name="Heading"/>
          <table:table-cell table:style-name="Heading" table:number-columns-repeated="1016"/>
          <table:table-cell/>
        </table:table-row>
        <table:table-row table:style-name="ro1">
          <table:table-cell office:value-type="float" office:value="1">
            <text:p>1</text:p>
          </table:table-cell>
          <table:table-cell office:value-type="float" office:value="10">
            <text:p>10</text:p>
          </table:table-cell>
          <table:table-cell table:style-name="ce4" office:value-type="string">
            <text:p>-</text:p>
          </table:table-cell>
          <table:table-cell table:number-columns-repeated="2" office:value-type="string">
            <text:p>-</text:p>
          </table:table-cell>
          <table:table-cell table:style-name="ce4" office:value-type="float" office:value="2">
            <text:p>2</text:p>
          </table:table-cell>
          <table:table-cell office:value-type="float" office:value="12">
            <text:p>12</text:p>
          </table:table-cell>
          <table:table-cell table:number-columns-repeated="1017"/>
        </table:table-row>
        <table:table-row table:style-name="ro1">
          <table:table-cell office:value-type="float" office:value="2">
            <text:p>2</text:p>
          </table:table-cell>
          <table:table-cell office:value-type="float" office:value="11">
            <text:p>11</text:p>
          </table:table-cell>
          <table:table-cell table:style-name="ce4" office:value-type="string">
            <text:p>-</text:p>
          </table:table-cell>
          <table:table-cell office:value-type="string">
            <text:p>-</text:p>
          </table:table-cell>
          <table:table-cell office:value-type="string">
            <text:p>+</text:p>
          </table:table-cell>
          <table:table-cell table:style-name="ce4" office:value-type="float" office:value="7">
            <text:p>7</text:p>
          </table:table-cell>
          <table:table-cell office:value-type="float" office:value="11">
            <text:p>11</text:p>
          </table:table-cell>
          <table:table-cell table:number-columns-repeated="1017"/>
        </table:table-row>
        <table:table-row table:style-name="ro1">
          <table:table-cell office:value-type="float" office:value="3">
            <text:p>3</text:p>
          </table:table-cell>
          <table:table-cell office:value-type="float" office:value="12">
            <text:p>12</text:p>
          </table:table-cell>
          <table:table-cell table:style-name="ce4" office:value-type="string">
            <text:p>-</text:p>
          </table:table-cell>
          <table:table-cell office:value-type="string">
            <text:p>+</text:p>
          </table:table-cell>
          <table:table-cell office:value-type="string">
            <text:p>-</text:p>
          </table:table-cell>
          <table:table-cell table:style-name="ce4" office:value-type="float" office:value="3">
            <text:p>3</text:p>
          </table:table-cell>
          <table:table-cell office:value-type="float" office:value="15">
            <text:p>15</text:p>
          </table:table-cell>
          <table:table-cell table:number-columns-repeated="1017"/>
        </table:table-row>
        <table:table-row table:style-name="ro1">
          <table:table-cell office:value-type="float" office:value="4">
            <text:p>4</text:p>
          </table:table-cell>
          <table:table-cell office:value-type="float" office:value="13">
            <text:p>13</text:p>
          </table:table-cell>
          <table:table-cell table:style-name="ce4" office:value-type="string">
            <text:p>-</text:p>
          </table:table-cell>
          <table:table-cell table:number-columns-repeated="2" office:value-type="string">
            <text:p>+</text:p>
          </table:table-cell>
          <table:table-cell table:style-name="ce4" office:value-type="float" office:value="17">
            <text:p>17</text:p>
          </table:table-cell>
          <table:table-cell office:value-type="float" office:value="6">
            <text:p>6</text:p>
          </table:table-cell>
          <table:table-cell table:number-columns-repeated="1017"/>
        </table:table-row>
        <table:table-row table:style-name="ro1">
          <table:table-cell office:value-type="float" office:value="5">
            <text:p>5</text:p>
          </table:table-cell>
          <table:table-cell office:value-type="float" office:value="14">
            <text:p>14</text:p>
          </table:table-cell>
          <table:table-cell table:style-name="ce4" office:value-type="string">
            <text:p>+</text:p>
          </table:table-cell>
          <table:table-cell table:number-columns-repeated="2" office:value-type="string">
            <text:p>-</text:p>
          </table:table-cell>
          <table:table-cell table:style-name="ce4" office:value-type="float" office:value="5">
            <text:p>5</text:p>
          </table:table-cell>
          <table:table-cell office:value-type="float" office:value="10">
            <text:p>10</text:p>
          </table:table-cell>
          <table:table-cell table:number-columns-repeated="1017"/>
        </table:table-row>
        <table:table-row table:style-name="ro1">
          <table:table-cell office:value-type="float" office:value="6">
            <text:p>6</text:p>
          </table:table-cell>
          <table:table-cell office:value-type="float" office:value="15">
            <text:p>15</text:p>
          </table:table-cell>
          <table:table-cell table:style-name="ce4" office:value-type="string">
            <text:p>+</text:p>
          </table:table-cell>
          <table:table-cell office:value-type="string">
            <text:p>-</text:p>
          </table:table-cell>
          <table:table-cell office:value-type="string">
            <text:p>+</text:p>
          </table:table-cell>
          <table:table-cell table:style-name="ce4" office:value-type="float" office:value="13">
            <text:p>13</text:p>
          </table:table-cell>
          <table:table-cell office:value-type="float" office:value="16">
            <text:p>16</text:p>
          </table:table-cell>
          <table:table-cell table:number-columns-repeated="1017"/>
        </table:table-row>
        <table:table-row table:style-name="ro1">
          <table:table-cell office:value-type="float" office:value="7">
            <text:p>7</text:p>
          </table:table-cell>
          <table:table-cell office:value-type="float" office:value="16">
            <text:p>16</text:p>
          </table:table-cell>
          <table:table-cell table:style-name="ce4" office:value-type="string">
            <text:p>+</text:p>
          </table:table-cell>
          <table:table-cell office:value-type="string">
            <text:p>+</text:p>
          </table:table-cell>
          <table:table-cell office:value-type="string">
            <text:p>-</text:p>
          </table:table-cell>
          <table:table-cell table:style-name="ce4" office:value-type="float" office:value="1">
            <text:p>1</text:p>
          </table:table-cell>
          <table:table-cell office:value-type="float" office:value="18">
            <text:p>18</text:p>
          </table:table-cell>
          <table:table-cell table:number-columns-repeated="1017"/>
        </table:table-row>
        <table:table-row table:style-name="ro1">
          <table:table-cell office:value-type="float" office:value="8">
            <text:p>8</text:p>
          </table:table-cell>
          <table:table-cell office:value-type="float" office:value="17">
            <text:p>17</text:p>
          </table:table-cell>
          <table:table-cell table:style-name="ce4" office:value-type="string">
            <text:p>+</text:p>
          </table:table-cell>
          <table:table-cell table:number-columns-repeated="2" office:value-type="string">
            <text:p>+</text:p>
          </table:table-cell>
          <table:table-cell table:style-name="ce4" office:value-type="float" office:value="14">
            <text:p>14</text:p>
          </table:table-cell>
          <table:table-cell office:value-type="float" office:value="8">
            <text:p>8</text:p>
          </table:table-cell>
          <table:table-cell table:number-columns-repeated="1017"/>
        </table:table-row>
        <table:table-row table:style-name="ro1">
          <table:table-cell office:value-type="float" office:value="9">
            <text:p>9</text:p>
          </table:table-cell>
          <table:table-cell office:value-type="float" office:value="18">
            <text:p>18</text:p>
          </table:table-cell>
          <table:table-cell table:style-name="ce4" office:value-type="float" office:value="0">
            <text:p>0</text:p>
          </table:table-cell>
          <table:table-cell table:number-columns-repeated="2" office:value-type="float" office:value="0">
            <text:p>0</text:p>
          </table:table-cell>
          <table:table-cell table:style-name="ce4" office:value-type="float" office:value="4">
            <text:p>4</text:p>
          </table:table-cell>
          <table:table-cell office:value-type="float" office:value="9">
            <text:p>9</text:p>
          </table:table-cell>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able-cell-properties style:text-align-source="fix" style:repeat-content="false"/>
      <style:paragraph-properties fo:text-align="center"/>
      <style:text-properties fo:font-size="11pt"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1pt" fo:font-style="normal"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9">11/19/2012</text:date>, <text:time>17:10: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math xmlns="http://www.w3.org/1998/Math/MathML">
  <semantics>
    <mrow>
      <mrow>
        <mi>m</mi>
        <mi mathvariant="normal">≪</mi>
        <mi>n</mi>
      </mrow>
      <mtext>)</mtext>
    </mrow>
    <annotation encoding="StarMath 5.0">m &lt;&lt; n ")"</annotation>
  </semantics>
</math>
</file>

<file path=Object 23/content.xml><?xml version="1.0" encoding="utf-8"?>
<math xmlns="http://www.w3.org/1998/Math/MathML">
  <semantics>
    <mrow>
      <mi>sin</mi>
      <mrow>
        <msqrt>
          <mfenced open="∣" close="∣">
            <mi>x</mi>
          </mfenced>
        </msqrt>
        <mi mathvariant="normal">−</mi>
        <mi>ln</mi>
      </mrow>
      <msup>
        <mfenced open="∣" close="∣">
          <mi>x</mi>
        </mfenced>
        <mn>2</mn>
      </msup>
    </mrow>
    <annotation encoding="StarMath 5.0">sin sqrt{abs{x}} - ln {abs{x}}^2</annotation>
  </semantics>
</math>
</file>

<file path=Object 24/content.xml><?xml version="1.0" encoding="utf-8"?>
<math xmlns="http://www.w3.org/1998/Math/MathML">
  <semantics>
    <msup>
      <mi>e</mi>
      <mi>x</mi>
    </msup>
    <annotation encoding="StarMath 5.0">e^x</annotation>
  </semantics>
</math>
</file>

<file path=Object 25/content.xml><?xml version="1.0" encoding="utf-8"?>
<math xmlns="http://www.w3.org/1998/Math/MathML">
  <semantics>
    <mrow>
      <mi>x</mi>
      <mrow>
        <mi/>
        <mi mathvariant="normal">=</mi>
        <mi/>
      </mrow>
      <mi>ln</mi>
      <mrow>
        <mo stretchy="false">(</mo>
        <mi>n</mi>
        <mo stretchy="false">)</mo>
      </mrow>
      <mi>,</mi>
      <mi/>
      <mi>ln</mi>
      <mrow>
        <mrow>
          <mo stretchy="false">(</mo>
          <mi>n</mi>
          <mo stretchy="false">)</mo>
        </mrow>
        <mo stretchy="false">+</mo>
        <mi mathvariant="italic">inc</mi>
      </mrow>
      <mi>,</mi>
      <mi/>
      <mi>ln</mi>
      <mrow>
        <mrow>
          <mo stretchy="false">(</mo>
          <mi>n</mi>
          <mo stretchy="false">)</mo>
        </mrow>
        <mo stretchy="false">+</mo>
        <mrow>
          <mn>2</mn>
          <mi mathvariant="normal">⋅</mi>
          <mi mathvariant="italic">inc</mi>
        </mrow>
      </mrow>
      <mi>,</mi>
      <mo stretchy="false">…</mo>
    </mrow>
    <annotation encoding="StarMath 5.0">x `=` ln(n), `ln(n) + inc, `ln(n) + 2 cdot inc, dotslow</annotation>
  </semantics>
</math>
</file>

<file path=Object 26/content.xml><?xml version="1.0" encoding="utf-8"?>
<math xmlns="http://www.w3.org/1998/Math/MathML">
  <semantics>
    <mrow>
      <msub>
        <mi>y</mi>
        <mi>k</mi>
      </msub>
      <mrow>
        <mi/>
        <mi mathvariant="normal">=</mi>
        <mi/>
      </mrow>
      <mrow>
        <mi>n</mi>
        <mi mathvariant="normal">∗</mi>
        <msup>
          <mi mathvariant="italic">inc</mi>
          <mi>k</mi>
        </msup>
      </mrow>
    </mrow>
    <annotation encoding="StarMath 5.0">y_k `=` n*inc^k</annotation>
  </semantics>
</math>
</file>

<file path=Object 27/content.xml><?xml version="1.0" encoding="utf-8"?>
<math xmlns="http://www.w3.org/1998/Math/MathML">
  <semantics>
    <mrow>
      <mi>k</mi>
      <mrow>
        <mi/>
        <mi mathvariant="normal">=</mi>
        <mi/>
      </mrow>
      <mn>0,</mn>
      <mi/>
      <mn>1,</mn>
      <mi/>
      <mn>2,</mn>
      <mi/>
      <mo stretchy="false">…</mo>
    </mrow>
    <annotation encoding="StarMath 5.0">k `=` 0, `1, `2, `dotslow</annotation>
  </semantics>
</math>
</file>

<file path=Object 28/content.xml><?xml version="1.0" encoding="utf-8"?>
<math xmlns="http://www.w3.org/1998/Math/MathML">
  <semantics>
    <mfenced open="∣" close="∣">
      <msub>
        <mi>y</mi>
        <mi>k</mi>
      </msub>
    </mfenced>
    <annotation encoding="StarMath 5.0">abs{y_k}</annotation>
  </semantics>
</math>
</file>

<file path=Object 29/content.xml><?xml version="1.0" encoding="utf-8"?>
<math xmlns="http://www.w3.org/1998/Math/MathML">
  <semantics>
    <msup>
      <mn>10</mn>
      <mi>x</mi>
    </msup>
    <annotation encoding="StarMath 5.0">10^x</annotation>
  </semantics>
</math>
</file>

<file path=Object 3/content.xml><?xml version="1.0" encoding="utf-8"?>
<math xmlns="http://www.w3.org/1998/Math/MathML">
  <semantics>
    <mfrac>
      <mo stretchy="false">π</mo>
      <mn>16</mn>
    </mfrac>
    <annotation encoding="StarMath 5.0">%pi over 16</annotation>
  </semantics>
</math>
</file>

<file path=Object 30/content.xml><?xml version="1.0" encoding="utf-8"?>
<math xmlns="http://www.w3.org/1998/Math/MathML">
  <semantics>
    <mrow>
      <mi>x</mi>
      <mrow>
        <mi/>
        <mi mathvariant="normal">=</mi>
        <mi/>
      </mrow>
      <mi>log</mi>
      <mrow>
        <mo stretchy="false">(</mo>
        <mi>n</mi>
        <mo stretchy="false">)</mo>
      </mrow>
      <mi>,</mi>
      <mi/>
      <mi>log</mi>
      <mrow>
        <mrow>
          <mo stretchy="false">(</mo>
          <mi>n</mi>
          <mo stretchy="false">)</mo>
        </mrow>
        <mo stretchy="false">+</mo>
        <mi mathvariant="italic">inc</mi>
      </mrow>
      <mi>,</mi>
      <mi/>
      <mi>log</mi>
      <mrow>
        <mrow>
          <mo stretchy="false">(</mo>
          <mi>n</mi>
          <mo stretchy="false">)</mo>
        </mrow>
        <mo stretchy="false">+</mo>
        <mrow>
          <mn>2</mn>
          <mi mathvariant="normal">⋅</mi>
          <mi mathvariant="italic">inc</mi>
        </mrow>
      </mrow>
      <mi>,</mi>
      <mo stretchy="false">…</mo>
    </mrow>
    <annotation encoding="StarMath 5.0">x `=` log(n), `log(n) + inc, `log(n) + 2 cdot inc, dotslow</annotation>
  </semantics>
</math>
</file>

<file path=Object 31/content.xml><?xml version="1.0" encoding="utf-8"?>
<math xmlns="http://www.w3.org/1998/Math/MathML">
  <semantics>
    <mrow>
      <mi>P</mi>
      <mrow>
        <mo stretchy="false">(</mo>
        <mrow>
          <mi>X</mi>
          <mrow>
            <mi/>
            <mi mathvariant="normal">≤</mi>
            <mi/>
          </mrow>
          <mi>x</mi>
          <mtext>| parameters</mtext>
        </mrow>
        <mo stretchy="false">)</mo>
      </mrow>
    </mrow>
    <annotation encoding="StarMath 5.0">P(X `&lt;=` x "| parameters")</annotation>
  </semantics>
</math>
</file>

<file path=Object 32/content.xml><?xml version="1.0" encoding="utf-8"?>
<math xmlns="http://www.w3.org/1998/Math/MathML">
  <semantics>
    <mrow>
      <mi>n</mi>
      <mrow>
        <mi/>
        <mo stretchy="false">&gt;</mo>
        <mi/>
      </mrow>
      <mi>m</mi>
    </mrow>
    <annotation encoding="StarMath 5.0">n `&gt;` m</annotation>
  </semantics>
</math>
</file>

<file path=Object 33/content.xml><?xml version="1.0" encoding="utf-8"?>
<math xmlns="http://www.w3.org/1998/Math/MathML">
  <semantics>
    <mrow>
      <mi>sin</mi>
      <mrow>
        <mo stretchy="false">(</mo>
        <mrow>
          <mi>tan</mi>
          <mrow>
            <mo stretchy="false">(</mo>
            <mi>x</mi>
            <mo stretchy="false">)</mo>
          </mrow>
        </mrow>
        <mo stretchy="false">)</mo>
      </mrow>
    </mrow>
    <annotation encoding="StarMath 5.0">sin(tan(x))</annotation>
  </semantics>
</math>
</file>

<file path=Object 34/content.xml><?xml version="1.0" encoding="utf-8"?>
<math xmlns="http://www.w3.org/1998/Math/MathML">
  <semantics>
    <mrow>
      <mi stretchy="false" mathvariant="normal">[</mi>
      <mrow>
        <mn>0,</mn>
        <mi/>
        <mn>2</mn>
        <mo stretchy="false">π</mo>
      </mrow>
      <mi stretchy="false" mathvariant="normal">]</mi>
    </mrow>
    <annotation encoding="StarMath 5.0">[0, `2 %pi ]</annotation>
  </semantics>
</math>
</file>

<file path=Object 35/content.xml><?xml version="1.0" encoding="utf-8"?>
<math xmlns="http://www.w3.org/1998/Math/MathML">
  <semantics>
    <mrow>
      <msup>
        <mn>10</mn>
        <mi>k</mi>
      </msup>
      <mtext> where </mtext>
      <mrow>
        <mi>k</mi>
        <mi mathvariant="normal">∈</mi>
        <mrow>
          <mo stretchy="false">(</mo>
          <mrow>
            <mn>0.1,</mn>
            <mn>0.2,</mn>
            <mo stretchy="false">…</mo>
            <mi>,</mi>
            <mn>1</mn>
          </mrow>
          <mo stretchy="false">)</mo>
        </mrow>
      </mrow>
    </mrow>
    <annotation encoding="StarMath 5.0">10^k " where " k in (0.1, 0.2, dotslow, 1)</annotation>
  </semantics>
</math>
</file>

<file path=Object 36/content.xml><?xml version="1.0" encoding="utf-8"?>
<math xmlns="http://www.w3.org/1998/Math/MathML">
  <semantics>
    <mrow>
      <mi>P</mi>
      <mrow>
        <mo stretchy="false">(</mo>
        <mrow>
          <mrow>
            <mi>X</mi>
            <mi mathvariant="normal">=</mi>
            <mi>k</mi>
          </mrow>
          <mtext>|</mtext>
          <mi>n</mi>
          <mi>,</mi>
          <mi>p</mi>
        </mrow>
        <mo stretchy="false">)</mo>
      </mrow>
      <mrow>
        <mi/>
        <mi mathvariant="normal">=</mi>
        <mi/>
      </mrow>
      <mfenced open="" close="">
        <mtable>
          <mtr>
            <mtd>
              <mi>n</mi>
            </mtd>
          </mtr>
          <mtr>
            <mtd>
              <mi>p</mi>
            </mtd>
          </mtr>
        </mtable>
      </mfenced>
      <msup>
        <mi>p</mi>
        <mi>k</mi>
      </msup>
      <msup>
        <mrow>
          <mo stretchy="false">(</mo>
          <mrow>
            <mn>1</mn>
            <mi mathvariant="normal">−</mi>
            <mi>p</mi>
          </mrow>
          <mo stretchy="false">)</mo>
        </mrow>
        <mrow>
          <mi>n</mi>
          <mi mathvariant="normal">−</mi>
          <mi>k</mi>
        </mrow>
      </msup>
    </mrow>
    <annotation encoding="StarMath 5.0">P(X = k "|" n, p) `=` left ( matrix{n##p} right ) p^k (1 - p)^{n-k}</annotation>
  </semantics>
</math>
</file>

<file path=Object 37/content.xml><?xml version="1.0" encoding="utf-8"?>
<math xmlns="http://www.w3.org/1998/Math/MathML">
  <semantics>
    <mrow>
      <mi>P</mi>
      <mrow>
        <mo stretchy="false">(</mo>
        <mrow>
          <mrow>
            <mi>X</mi>
            <mi mathvariant="normal">=</mi>
            <mn>0</mn>
          </mrow>
          <mtext>|</mtext>
          <mrow>
            <mi>n</mi>
            <mi mathvariant="normal">=</mi>
            <mn>20,</mn>
          </mrow>
          <mrow>
            <mi>p</mi>
            <mi mathvariant="normal">=</mi>
            <mfrac>
              <mn>1</mn>
              <mn>2</mn>
            </mfrac>
          </mrow>
        </mrow>
        <mo stretchy="false">)</mo>
      </mrow>
      <mrow>
        <mi/>
        <mi mathvariant="normal">=</mi>
        <mi/>
      </mrow>
      <mfenced open="" close="">
        <mtable>
          <mtr>
            <mtd>
              <mn>20</mn>
            </mtd>
          </mtr>
          <mtr>
            <mtd>
              <mn>0</mn>
            </mtd>
          </mtr>
        </mtable>
      </mfenced>
      <msup>
        <mn>0.5</mn>
        <mn>0</mn>
      </msup>
      <msup>
        <mn>0.5</mn>
        <mn>20</mn>
      </msup>
      <mrow>
        <mi/>
        <mi mathvariant="normal">=</mi>
        <mi/>
      </mrow>
      <mfrac>
        <mn>1</mn>
        <msup>
          <mn>2</mn>
          <mn>20</mn>
        </msup>
      </mfrac>
      <mrow>
        <mi/>
        <mi mathvariant="normal">=</mi>
        <mi/>
      </mrow>
      <mrow>
        <mn>9.5</mn>
        <mi mathvariant="normal">×</mi>
        <msup>
          <mn>10</mn>
          <mrow>
            <mi mathvariant="normal">−</mi>
            <mn>7</mn>
          </mrow>
        </msup>
      </mrow>
    </mrow>
    <annotation encoding="StarMath 5.0">P(X = 0 "|" n=20, p= 1 over 2) `=` left ( matrix{20##0} right ) 0.5^0 0.5^20 `=` 1 over {2^20} `=` 9.5 times 10^{-7}</annotation>
  </semantics>
</math>
</file>

<file path=Object 38/content.xml><?xml version="1.0" encoding="utf-8"?>
<math xmlns="http://www.w3.org/1998/Math/MathML">
  <semantics>
    <mrow>
      <mi>k</mi>
      <mrow>
        <mi/>
        <mi mathvariant="normal">=</mi>
        <mi/>
      </mrow>
      <mn>1</mn>
    </mrow>
    <annotation encoding="StarMath 5.0">k `=` 1</annotation>
  </semantics>
</math>
</file>

<file path=Object 39/content.xml><?xml version="1.0" encoding="utf-8"?>
<math xmlns="http://www.w3.org/1998/Math/MathML">
  <semantics>
    <mrow>
      <mi>P</mi>
      <mrow>
        <mo stretchy="false">(</mo>
        <mrow>
          <mi>X</mi>
          <mrow>
            <mi/>
            <mi mathvariant="normal">=</mi>
            <mi/>
          </mrow>
          <mi>x</mi>
          <mtext>| parameters</mtext>
        </mrow>
        <mo stretchy="false">)</mo>
      </mrow>
    </mrow>
    <annotation encoding="StarMath 5.0">P(X `=` x "| parameters")</annotation>
  </semantics>
</math>
</file>

<file path=Object 4/content.xml><?xml version="1.0" encoding="utf-8"?>
<math xmlns="http://www.w3.org/1998/Math/MathML">
  <semantics>
    <mrow>
      <mi>p</mi>
      <mrow>
        <mi/>
        <mi mathvariant="normal">=</mi>
        <mi/>
      </mrow>
      <mfrac>
        <mi>B</mi>
        <mrow>
          <mi>B</mi>
          <mo stretchy="false">+</mo>
          <mi>W</mi>
        </mrow>
      </mfrac>
    </mrow>
    <annotation encoding="StarMath 5.0">p `=` B over {B + W}</annotation>
  </semantics>
</math>
</file>

<file path=Object 40/content.xml><?xml version="1.0" encoding="utf-8"?>
<math xmlns="http://www.w3.org/1998/Math/MathML">
  <semantics>
    <mrow>
      <mi>n</mi>
      <mi>p</mi>
      <mrow>
        <mi/>
        <mi mathvariant="normal">=</mi>
        <mi/>
      </mrow>
      <mn>10</mn>
    </mrow>
    <annotation encoding="StarMath 5.0">n p `=` 10</annotation>
  </semantics>
</math>
</file>

<file path=Object 5/content.xml><?xml version="1.0" encoding="utf-8"?>
<math xmlns="http://www.w3.org/1998/Math/MathML">
  <semantics>
    <mrow>
      <mi>p</mi>
      <mrow>
        <mi/>
        <mi mathvariant="normal">=</mi>
        <mi/>
      </mrow>
      <mn>0.5</mn>
    </mrow>
    <annotation encoding="StarMath 5.0">p `=` 0.5</annotation>
  </semantics>
</math>
</file>

<file path=Object 6/content.xml><?xml version="1.0" encoding="utf-8"?>
<math xmlns="http://www.w3.org/1998/Math/MathML">
  <semantics>
    <mrow>
      <mi>p</mi>
      <mrow>
        <mi/>
        <mi mathvariant="normal">=</mi>
        <mi/>
      </mrow>
      <mn>0.0027</mn>
    </mrow>
    <annotation encoding="StarMath 5.0">p `=` 0.0027</annotation>
  </semantics>
</math>
</file>

<file path=Object 7/content.xml><?xml version="1.0" encoding="utf-8"?>
<math xmlns="http://www.w3.org/1998/Math/MathML">
  <semantics>
    <mrow>
      <mn>0.15</mn>
      <mi>n</mi>
      <mi>p</mi>
      <mrow>
        <mi/>
        <mi mathvariant="normal">=</mi>
        <mi/>
      </mrow>
      <mn>0.15</mn>
      <mrow>
        <mo stretchy="false">(</mo>
        <mn>25000</mn>
        <mo stretchy="false">)</mo>
      </mrow>
      <mrow>
        <mo stretchy="false">(</mo>
        <mn>0.0027</mn>
        <mo stretchy="false">)</mo>
      </mrow>
      <mrow>
        <mi/>
        <mi mathvariant="normal">=</mi>
        <mi/>
      </mrow>
      <mn>10.1</mn>
    </mrow>
    <annotation encoding="StarMath 5.0">0.15 n p `=` 0.15(25000)(0.0027) `=` 10.1</annotation>
  </semantics>
</math>
</file>

<file path=Object 8/content.xml><?xml version="1.0" encoding="utf-8"?>
<math xmlns="http://www.w3.org/1998/Math/MathML">
  <semantics>
    <mrow>
      <mn>1</mn>
      <mi mathvariant="normal">−</mi>
      <mfrac>
        <mn>1</mn>
        <mi>e</mi>
      </mfrac>
    </mrow>
    <annotation encoding="StarMath 5.0">1 - 1 over e </annotation>
  </semantics>
</math>
</file>

<file path=Object 9/content.xml><?xml version="1.0" encoding="utf-8"?>
<math xmlns="http://www.w3.org/1998/Math/MathML">
  <semantics>
    <mrow>
      <mrow>
        <mi>k</mi>
        <mi mathvariant="normal">=</mi>
        <mn>0,</mn>
      </mrow>
      <mn>1,</mn>
      <mn>2,</mn>
      <mo stretchy="false">…</mo>
      <mi>,</mi>
      <mi>N</mi>
      <mtext> </mtext>
    </mrow>
    <annotation encoding="StarMath 5.0">k = 0, 1, 2, dotslow , N " "</annotation>
  </semantics>
</math>
</file>